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49.64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23.5mm"/>
    </style:style>
    <style:style style:name="co17" style:family="table-column">
      <style:table-column-properties fo:break-before="auto" style:column-width="35.75mm"/>
    </style:style>
    <style:style style:name="co18" style:family="table-column">
      <style:table-column-properties fo:break-before="auto" style:column-width="17.78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7.39mm"/>
    </style:style>
    <style:style style:name="co21" style:family="table-column">
      <style:table-column-properties fo:break-before="auto" style:column-width="58.63mm"/>
    </style:style>
    <style:style style:name="co22" style:family="table-column">
      <style:table-column-properties fo:break-before="auto" style:column-width="47.73mm"/>
    </style:style>
    <style:style style:name="co23" style:family="table-column">
      <style:table-column-properties fo:break-before="auto" style:column-width="28.4mm"/>
    </style:style>
    <style:style style:name="co24" style:family="table-column">
      <style:table-column-properties fo:break-before="auto" style:column-width="30.85mm"/>
    </style:style>
    <style:style style:name="co25" style:family="table-column">
      <style:table-column-properties fo:break-before="auto" style:column-width="44.47mm"/>
    </style:style>
    <style:style style:name="co26" style:family="table-column">
      <style:table-column-properties fo:break-before="auto" style:column-width="56.44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2.68mm"/>
    </style:style>
    <style:style style:name="co30" style:family="table-column">
      <style:table-column-properties fo:break-before="auto" style:column-width="27.31mm"/>
    </style:style>
    <style:style style:name="co31" style:family="table-column">
      <style:table-column-properties fo:break-before="auto" style:column-width="26.76mm"/>
    </style:style>
    <style:style style:name="co32" style:family="table-column">
      <style:table-column-properties fo:break-before="auto" style:column-width="45.56mm"/>
    </style:style>
    <style:style style:name="co33" style:family="table-column">
      <style:table-column-properties fo:break-before="auto" style:column-width="22.14mm"/>
    </style:style>
    <style:style style:name="co34" style:family="table-column">
      <style:table-column-properties fo:break-before="auto" style:column-width="16.97mm"/>
    </style:style>
    <style:style style:name="co35" style:family="table-column">
      <style:table-column-properties fo:break-before="auto" style:column-width="33.3mm"/>
    </style:style>
    <style:style style:name="co36" style:family="table-column">
      <style:table-column-properties fo:break-before="auto" style:column-width="40.38mm"/>
    </style:style>
    <style:style style:name="co37" style:family="table-column">
      <style:table-column-properties fo:break-before="auto" style:column-width="49.37mm"/>
    </style:style>
    <style:style style:name="ro1" style:family="table-row">
      <style:table-row-properties style:row-height="12.44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18.79mm" fo:break-before="auto" style:use-optimal-row-height="false"/>
    </style:style>
    <style:style style:name="ro5" style:family="table-row">
      <style:table-row-properties style:row-height="14.29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22.7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0.64mm" fo:break-before="auto" style:use-optimal-row-height="false"/>
    </style:style>
    <style:style style:name="ro11" style:family="table-row">
      <style:table-row-properties style:row-height="8.63mm" fo:break-before="auto" style:use-optimal-row-height="true"/>
    </style:style>
    <style:style style:name="ro12" style:family="table-row">
      <style:table-row-properties style:row-height="19.84mm" fo:break-before="auto" style:use-optimal-row-height="false"/>
    </style:style>
    <style:style style:name="ro13" style:family="table-row">
      <style:table-row-properties style:row-height="19.58mm" fo:break-before="auto" style:use-optimal-row-height="false"/>
    </style:style>
    <style:style style:name="ro14" style:family="table-row">
      <style:table-row-properties style:row-height="19.05mm" fo:break-before="auto" style:use-optimal-row-height="false"/>
    </style:style>
    <style:style style:name="ro15" style:family="table-row">
      <style:table-row-properties style:row-height="21.96mm" fo:break-before="auto" style:use-optimal-row-height="false"/>
    </style:style>
    <style:style style:name="ro16" style:family="table-row">
      <style:table-row-properties style:row-height="17.46mm" fo:break-before="auto" style:use-optimal-row-height="false"/>
    </style:style>
    <style:style style:name="ro17" style:family="table-row">
      <style:table-row-properties style:row-height="20.11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solid" style:text-underline-width="auto" style:text-underline-color="font-color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style:font-size-asian="16pt" style:font-size-complex="16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15" style:family="table-cell" style:parent-style-name="Default" style:data-style-name="N1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34" style:family="table-cell" style:parent-style-name="Default" style:data-style-name="N137">
      <style:table-cell-properties style:text-align-source="fix" style:repeat-content="false" fo:border="none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style:text-underline-style="none" style:font-size-asian="16pt" style:font-size-complex="16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24pt" fo:font-weight="normal" style:font-size-asian="24pt" style:font-weight-asian="normal" style:font-size-complex="2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20pt" fo:font-weight="normal" style:font-size-asian="20pt" style:font-weight-asian="normal" style:font-size-complex="20pt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1409a"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aa61a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d1c24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text-underline-style="none" style:font-size-asian="20pt" style:font-size-complex="20pt"/>
    </style:style>
    <style:style style:name="ce44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color="#21409a" fo:font-size="16pt" style:font-size-asian="16pt" style:font-size-complex="16pt"/>
    </style:style>
    <style:style style:name="ce4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46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ce49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67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6pt" style:font-size-asian="16pt" style:font-size-complex="16pt"/>
    </style:style>
    <style:style style:name="ce82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83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4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6pt" style:font-size-asian="16pt" style:font-size-complex="16pt"/>
    </style:style>
    <style:style style:name="ce85" style:family="table-cell" style:parent-style-name="Default" style:data-style-name="N6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6pt" style:font-size-asian="16pt" style:font-size-complex="16pt"/>
    </style:style>
    <style:style style:name="ce86" style:family="table-cell" style:parent-style-name="Default">
      <style:text-properties fo:font-size="18pt" style:font-size-asian="18pt" style:font-size-complex="18pt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20pt" style:font-size-asian="20pt" style:font-size-complex="20pt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8pt" style:font-size-asian="18pt" style:font-size-complex="18pt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8pt" style:font-size-asian="18pt" style:font-size-complex="18pt"/>
    </style:style>
    <style:style style:name="ce104" style:family="table-cell" style:parent-style-name="Default" style:data-style-name="N6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10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106" style:family="table-cell" style:parent-style-name="Default" style:data-style-name="N6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8pt" style:font-size-asian="18pt" style:font-size-complex="18pt"/>
    </style:style>
    <style:style style:name="ce107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mm"/>
      <style:text-properties fo:font-size="18pt" style:font-size-asian="18pt" style:font-size-complex="18pt"/>
    </style:style>
    <style:style style:name="ce108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109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8pt" style:font-size-asian="18pt" style:font-size-complex="18pt"/>
    </style:style>
    <style:style style:name="ce110" style:family="table-cell" style:parent-style-name="Default" style:data-style-name="N6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8pt" style:font-size-asian="18pt" style:font-size-complex="18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number-columns-repeated="1015" table:default-cell-style-name="ce5"/>
        <table:table-row table:style-name="ro1">
          <table:table-cell table:style-name="ce1" office:value-type="string" calcext:value-type="string" table:number-columns-spanned="9" table:number-rows-spanned="1">
            <text:p>Simulation performance v.s. [nCells, nSamples, nBin]</text:p>
          </table:table-cell>
          <table:covered-table-cell table:number-columns-repeated="8" table:style-name="ce21"/>
          <table:table-cell table:number-columns-repeated="1015"/>
        </table:table-row>
        <table:table-row table:style-name="ro2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nSamples</text:p>
          </table:table-cell>
          <table:table-cell table:style-name="ce2" office:value-type="string" calcext:value-type="string">
            <text:p>nBin</text:p>
          </table:table-cell>
          <table:table-cell table:style-name="ce7" office:value-type="string" calcext:value-type="string">
            <text:p>MCresult</text:p>
          </table:table-cell>
          <table:table-cell table:style-name="ce7" office:value-type="string" calcext:value-type="string">
            <text:p>MCerror</text:p>
          </table:table-cell>
          <table:table-cell table:style-name="ce6" office:value-type="string" calcext:value-type="string">
            <text:p>Sigma/AveWt</text:p>
          </table:table-cell>
          <table:table-cell table:style-name="ce6" office:value-type="string" calcext:value-type="string">
            <text:p>Effic</text:p>
          </table:table-cell>
          <table:table-cell table:style-name="ce6" office:value-type="string" calcext:value-type="string">
            <text:p>eps</text:p>
          </table:table-cell>
          <table:table-cell table:style-name="ce7" office:value-type="string" calcext:value-type="string">
            <text:p>nCalls</text:p>
          </table:table-cell>
          <table:table-cell table:number-columns-repeated="1015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41" calcext:value-type="float">
            <text:p>2.62541</text:p>
          </table:table-cell>
          <table:table-cell table:style-name="ce4" office:value-type="float" office:value="0.00636646" calcext:value-type="float">
            <text:p>0.00636646</text:p>
          </table:table-cell>
          <table:table-cell table:style-name="ce4" office:value-type="float" office:value="0.264796" calcext:value-type="float">
            <text:p>0.264796</text:p>
          </table:table-cell>
          <table:table-cell table:style-name="ce4" office:value-type="float" office:value="0.356854" calcext:value-type="float">
            <text:p>0.356854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4950" calcext:value-type="float">
            <text:p>24950</text:p>
          </table:table-cell>
          <table:table-cell table:number-columns-repeated="1015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32" calcext:value-type="float">
            <text:p>2.62532</text:p>
          </table:table-cell>
          <table:table-cell table:style-name="ce4" office:value-type="float" office:value="0.00503376" calcext:value-type="float">
            <text:p>0.00503376</text:p>
          </table:table-cell>
          <table:table-cell table:style-name="ce4" office:value-type="float" office:value="0.206945" calcext:value-type="float">
            <text:p>0.206945</text:p>
          </table:table-cell>
          <table:table-cell table:style-name="ce4" office:value-type="float" office:value="0.488216" calcext:value-type="float">
            <text:p>0.488216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9950" calcext:value-type="float">
            <text:p>49950</text:p>
          </table:table-cell>
          <table:table-cell table:number-columns-repeated="1015"/>
        </table:table-row>
        <table:table-row table:style-name="ro3">
          <table:table-cell table:style-name="ce3" office:value-type="float" office:value="2000" calcext:value-type="float">
            <text:p>2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49" calcext:value-type="float">
            <text:p>2.62949</text:p>
          </table:table-cell>
          <table:table-cell table:style-name="ce4" office:value-type="float" office:value="0.00411924" calcext:value-type="float">
            <text:p>0.00411924</text:p>
          </table:table-cell>
          <table:table-cell table:style-name="ce4" office:value-type="float" office:value="0.167885" calcext:value-type="float">
            <text:p>0.167885</text:p>
          </table:table-cell>
          <table:table-cell table:style-name="ce4" office:value-type="float" office:value="0.5988" calcext:value-type="float">
            <text:p>0.598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99950" calcext:value-type="float">
            <text:p>99950</text:p>
          </table:table-cell>
          <table:table-cell table:number-columns-repeated="1015"/>
        </table:table-row>
        <table:table-row table:style-name="ro3">
          <table:table-cell table:style-name="ce3" office:value-type="float" office:value="5000" calcext:value-type="float">
            <text:p>5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1" calcext:value-type="float">
            <text:p>2.6251</text:p>
          </table:table-cell>
          <table:table-cell table:style-name="ce4" office:value-type="float" office:value="0.00314494" calcext:value-type="float">
            <text:p>0.00314494</text:p>
          </table:table-cell>
          <table:table-cell table:style-name="ce4" office:value-type="float" office:value="0.126793" calcext:value-type="float">
            <text:p>0.126793</text:p>
          </table:table-cell>
          <table:table-cell table:style-name="ce4" office:value-type="float" office:value="0.679155" calcext:value-type="float">
            <text:p>0.679155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49950" calcext:value-type="float">
            <text:p>249950</text:p>
          </table:table-cell>
          <table:table-cell table:number-columns-repeated="1015"/>
        </table:table-row>
        <table:table-row table:style-name="ro3">
          <table:table-cell table:style-name="ce3" office:value-type="float" office:value="10000" calcext:value-type="float">
            <text:p>10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718" calcext:value-type="float">
            <text:p>2.62718</text:p>
          </table:table-cell>
          <table:table-cell table:style-name="ce4" office:value-type="float" office:value="0.00262327" calcext:value-type="float">
            <text:p>0.00262327</text:p>
          </table:table-cell>
          <table:table-cell table:style-name="ce4" office:value-type="float" office:value="0.10579" calcext:value-type="float">
            <text:p>0.10579</text:p>
          </table:table-cell>
          <table:table-cell table:style-name="ce4" office:value-type="float" office:value="0.722991" calcext:value-type="float">
            <text:p>0.72299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99950" calcext:value-type="float">
            <text:p>499950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49" calcext:value-type="float">
            <text:p>2.62949</text:p>
          </table:table-cell>
          <table:table-cell table:style-name="ce4" office:value-type="float" office:value="0.00411924" calcext:value-type="float">
            <text:p>0.00411924</text:p>
          </table:table-cell>
          <table:table-cell table:style-name="ce4" office:value-type="float" office:value="0.167885" calcext:value-type="float">
            <text:p>0.167885</text:p>
          </table:table-cell>
          <table:table-cell table:style-name="ce4" office:value-type="float" office:value="0.5988" calcext:value-type="float">
            <text:p>0.598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99950" calcext:value-type="float">
            <text:p>9995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281" calcext:value-type="float">
            <text:p>2.62281</text:p>
          </table:table-cell>
          <table:table-cell table:style-name="ce4" office:value-type="float" office:value="0.00377388" calcext:value-type="float">
            <text:p>0.00377388</text:p>
          </table:table-cell>
          <table:table-cell table:style-name="ce4" office:value-type="float" office:value="0.153542" calcext:value-type="float">
            <text:p>0.153542</text:p>
          </table:table-cell>
          <table:table-cell table:style-name="ce4" office:value-type="float" office:value="0.601139" calcext:value-type="float">
            <text:p>0.601139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06" calcext:value-type="float">
            <text:p>2.62906</text:p>
          </table:table-cell>
          <table:table-cell table:style-name="ce4" office:value-type="float" office:value="0.00365171" calcext:value-type="float">
            <text:p>0.00365171</text:p>
          </table:table-cell>
          <table:table-cell table:style-name="ce4" office:value-type="float" office:value="0.148179" calcext:value-type="float">
            <text:p>0.148179</text:p>
          </table:table-cell>
          <table:table-cell table:style-name="ce4" office:value-type="float" office:value="0.630146" calcext:value-type="float">
            <text:p>0.630146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85879" calcext:value-type="float">
            <text:p>285879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302" calcext:value-type="float">
            <text:p>2.6302</text:p>
          </table:table-cell>
          <table:table-cell table:style-name="ce4" office:value-type="float" office:value="0.00373896" calcext:value-type="float">
            <text:p>0.00373896</text:p>
          </table:table-cell>
          <table:table-cell table:style-name="ce4" office:value-type="float" office:value="0.151607" calcext:value-type="float">
            <text:p>0.151607</text:p>
          </table:table-cell>
          <table:table-cell table:style-name="ce4" office:value-type="float" office:value="0.60914" calcext:value-type="float">
            <text:p>0.60914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95800" calcext:value-type="float">
            <text:p>2958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685" calcext:value-type="float">
            <text:p>2.62685</text:p>
          </table:table-cell>
          <table:table-cell table:style-name="ce4" office:value-type="float" office:value="0.00370596" calcext:value-type="float">
            <text:p>0.00370596</text:p>
          </table:table-cell>
          <table:table-cell table:style-name="ce4" office:value-type="float" office:value="0.150129" calcext:value-type="float">
            <text:p>0.150129</text:p>
          </table:table-cell>
          <table:table-cell table:style-name="ce4" office:value-type="float" office:value="0.654837" calcext:value-type="float">
            <text:p>0.654837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317447" calcext:value-type="float">
            <text:p>317447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3019" calcext:value-type="float">
            <text:p>2.63019</text:p>
          </table:table-cell>
          <table:table-cell table:style-name="ce4" office:value-type="float" office:value="0.00369902" calcext:value-type="float">
            <text:p>0.00369902</text:p>
          </table:table-cell>
          <table:table-cell table:style-name="ce4" office:value-type="float" office:value="0.149981" calcext:value-type="float">
            <text:p>0.149981</text:p>
          </table:table-cell>
          <table:table-cell table:style-name="ce4" office:value-type="float" office:value="0.646717" calcext:value-type="float">
            <text:p>0.646717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328382" calcext:value-type="float">
            <text:p>328382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.62281" calcext:value-type="float">
            <text:p>2.62281</text:p>
          </table:table-cell>
          <table:table-cell table:style-name="ce4" office:value-type="float" office:value="0.00377388" calcext:value-type="float">
            <text:p>0.00377388</text:p>
          </table:table-cell>
          <table:table-cell table:style-name="ce4" office:value-type="float" office:value="0.153542" calcext:value-type="float">
            <text:p>0.153542</text:p>
          </table:table-cell>
          <table:table-cell table:style-name="ce4" office:value-type="float" office:value="0.601139" calcext:value-type="float">
            <text:p>0.601139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.62261" calcext:value-type="float">
            <text:p>2.62261</text:p>
          </table:table-cell>
          <table:table-cell table:style-name="ce4" office:value-type="float" office:value="0.00393025" calcext:value-type="float">
            <text:p>0.00393025</text:p>
          </table:table-cell>
          <table:table-cell table:style-name="ce4" office:value-type="float" office:value="0.160084" calcext:value-type="float">
            <text:p>0.160084</text:p>
          </table:table-cell>
          <table:table-cell table:style-name="ce4" office:value-type="float" office:value="0.597472" calcext:value-type="float">
            <text:p>0.597472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float" office:value="2.62534" calcext:value-type="float">
            <text:p>2.62534</text:p>
          </table:table-cell>
          <table:table-cell table:style-name="ce4" office:value-type="float" office:value="0.00407936" calcext:value-type="float">
            <text:p>0.00407936</text:p>
          </table:table-cell>
          <table:table-cell table:style-name="ce4" office:value-type="float" office:value="0.165904" calcext:value-type="float">
            <text:p>0.165904</text:p>
          </table:table-cell>
          <table:table-cell table:style-name="ce4" office:value-type="float" office:value="0.595342" calcext:value-type="float">
            <text:p>0.595342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2.62418" calcext:value-type="float">
            <text:p>2.62418</text:p>
          </table:table-cell>
          <table:table-cell table:style-name="ce4" office:value-type="float" office:value="0.00419585" calcext:value-type="float">
            <text:p>0.00419585</text:p>
          </table:table-cell>
          <table:table-cell table:style-name="ce4" office:value-type="float" office:value="0.170972" calcext:value-type="float">
            <text:p>0.170972</text:p>
          </table:table-cell>
          <table:table-cell table:style-name="ce4" office:value-type="float" office:value="0.577683" calcext:value-type="float">
            <text:p>0.577683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1"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9" table:default-cell-style-name="ce5"/>
        <table:table-column table:style-name="co4" table:default-cell-style-name="ce5"/>
        <table:table-column table:style-name="co12" table:default-cell-style-name="ce5"/>
        <table:table-column table:style-name="co13" table:default-cell-style-name="ce5"/>
        <table:table-column table:style-name="co6" table:default-cell-style-name="ce5"/>
        <table:table-column table:style-name="co14" table:default-cell-style-name="ce5"/>
        <table:table-column table:style-name="co8" table:default-cell-style-name="ce5"/>
        <table:table-column table:style-name="co15" table:default-cell-style-name="ce5"/>
        <table:table-column table:style-name="co9" table:number-columns-repeated="1013" table:default-cell-style-name="ce5"/>
        <table:table-row table:style-name="ro4">
          <table:table-cell table:style-name="ce8" office:value-type="string" calcext:value-type="string" table:number-columns-spanned="11" table:number-rows-spanned="1">
            <text:p>Different Random seed of DVCS model (4 dimension)</text:p>
          </table:table-cell>
          <table:covered-table-cell table:number-columns-repeated="3" table:style-name="ce27"/>
          <table:covered-table-cell table:number-columns-repeated="3" table:style-name="ce12"/>
          <table:covered-table-cell table:number-columns-repeated="3" table:style-name="ce21"/>
          <table:covered-table-cell table:style-name="ce50"/>
          <table:table-cell table:number-columns-repeated="1013"/>
        </table:table-row>
        <table:table-row table:style-name="ro5">
          <table:table-cell table:style-name="ce9" office:value-type="string" calcext:value-type="string">
            <text:p>Random Seed</text:p>
          </table:table-cell>
          <table:table-cell table:style-name="ce27" office:value-type="string" calcext:value-type="string">
            <text:p>nCells</text:p>
          </table:table-cell>
          <table:table-cell table:style-name="ce27" office:value-type="string" calcext:value-type="string">
            <text:p>nSamples</text:p>
          </table:table-cell>
          <table:table-cell table:style-name="ce27" office:value-type="string" calcext:value-type="string">
            <text:p>nBin</text:p>
          </table:table-cell>
          <table:table-cell table:style-name="ce13" office:value-type="string" calcext:value-type="string">
            <text:p>MCresult</text:p>
          </table:table-cell>
          <table:table-cell table:style-name="ce13" office:value-type="string" calcext:value-type="string">
            <text:p>MCerror</text:p>
          </table:table-cell>
          <table:table-cell table:style-name="ce13" office:value-type="string" calcext:value-type="string">
            <text:p>Mcerror/Mcresult</text:p>
          </table:table-cell>
          <table:table-cell table:style-name="ce21" office:value-type="string" calcext:value-type="string">
            <text:p>Sigma/AveWt</text:p>
          </table:table-cell>
          <table:table-cell table:style-name="ce21" office:value-type="string" calcext:value-type="string">
            <text:p>Effic</text:p>
          </table:table-cell>
          <table:table-cell table:style-name="ce21" office:value-type="string" calcext:value-type="string">
            <text:p>eps</text:p>
          </table:table-cell>
          <table:table-cell table:style-name="ce50" office:value-type="string" calcext:value-type="string">
            <text:p>nCalls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356" calcext:value-type="float">
            <text:p>1607684356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29.7295" calcext:value-type="float">
            <text:p>29.7295</text:p>
          </table:table-cell>
          <table:table-cell table:style-name="ce10" office:value-type="float" office:value="0.0261328" calcext:value-type="float">
            <text:p>0.0261328</text:p>
          </table:table-cell>
          <table:table-cell table:style-name="ce15" table:formula="of:=[.F3]/[.E3]" office:value-type="float" office:value="0.000879019156057115" calcext:value-type="float">
            <text:p>0.000879</text:p>
          </table:table-cell>
          <table:table-cell table:style-name="ce21" office:value-type="float" office:value="0.0926103" calcext:value-type="float">
            <text:p>0.0926103</text:p>
          </table:table-cell>
          <table:table-cell table:style-name="ce21" office:value-type="float" office:value="0.780713" calcext:value-type="float">
            <text:p>0.780713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5361" calcext:value-type="float">
            <text:p>1315361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584" calcext:value-type="float">
            <text:p>1607684584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876.437" calcext:value-type="float">
            <text:p>876.437</text:p>
          </table:table-cell>
          <table:table-cell table:style-name="ce10" office:value-type="float" office:value="0.778876" calcext:value-type="float">
            <text:p>0.778876</text:p>
          </table:table-cell>
          <table:table-cell table:style-name="ce15" table:formula="of:=[.F4]/[.E4]" office:value-type="float" office:value="0.000888684526098282" calcext:value-type="float">
            <text:p>0.000889</text:p>
          </table:table-cell>
          <table:table-cell table:style-name="ce21" office:value-type="float" office:value="0.0933331" calcext:value-type="float">
            <text:p>0.0933331</text:p>
          </table:table-cell>
          <table:table-cell table:style-name="ce21" office:value-type="float" office:value="0.766985" calcext:value-type="float">
            <text:p>0.766985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5471" calcext:value-type="float">
            <text:p>1315471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801" calcext:value-type="float">
            <text:p>1607684801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7.96042" calcext:value-type="float">
            <text:p>7.96042</text:p>
          </table:table-cell>
          <table:table-cell table:style-name="ce10" office:value-type="float" office:value="0.00709102" calcext:value-type="float">
            <text:p>0.00709102</text:p>
          </table:table-cell>
          <table:table-cell table:style-name="ce15" table:formula="of:=[.F5]/[.E5]" office:value-type="float" office:value="0.000890784657090958" calcext:value-type="float">
            <text:p>0.000891</text:p>
          </table:table-cell>
          <table:table-cell table:style-name="ce21" office:value-type="float" office:value="0.0938669" calcext:value-type="float">
            <text:p>0.0938669</text:p>
          </table:table-cell>
          <table:table-cell table:style-name="ce21" office:value-type="float" office:value="0.760056" calcext:value-type="float">
            <text:p>0.760056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4657" calcext:value-type="float">
            <text:p>1314657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5326" calcext:value-type="float">
            <text:p>1607685326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89.7085" calcext:value-type="float">
            <text:p>89.7085</text:p>
          </table:table-cell>
          <table:table-cell table:style-name="ce10" office:value-type="float" office:value="0.0795798" calcext:value-type="float">
            <text:p>0.0795798</text:p>
          </table:table-cell>
          <table:table-cell table:style-name="ce15" table:formula="of:=[.F6]/[.E6]" office:value-type="float" office:value="0.000887093196296895" calcext:value-type="float">
            <text:p>0.000887</text:p>
          </table:table-cell>
          <table:table-cell table:style-name="ce21" office:value-type="float" office:value="0.0936546" calcext:value-type="float">
            <text:p>0.0936546</text:p>
          </table:table-cell>
          <table:table-cell table:style-name="ce21" office:value-type="float" office:value="0.775214" calcext:value-type="float">
            <text:p>0.775214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6883" calcext:value-type="float">
            <text:p>1316883</text:p>
          </table:table-cell>
          <table:table-cell table:number-columns-repeated="1013"/>
        </table:table-row>
        <table:table-row table:style-name="ro6" table:number-rows-repeated="2">
          <table:table-cell table:number-columns-repeated="6"/>
          <table:table-cell table:style-name="ce34"/>
          <table:table-cell table:number-columns-repeated="1017"/>
        </table:table-row>
        <table:table-row table:style-name="ro7">
          <table:table-cell table:style-name="ce8" office:value-type="string" calcext:value-type="string" table:number-columns-spanned="11" table:number-rows-spanned="1">
            <text:p>Different Random seed of double gaussian model (6 dimension)</text:p>
          </table:table-cell>
          <table:covered-table-cell table:number-columns-repeated="5"/>
          <table:covered-table-cell table:style-name="ce34"/>
          <table:covered-table-cell table:number-columns-repeated="4"/>
          <table:table-cell table:number-columns-repeated="1013"/>
        </table:table-row>
        <table:table-row table:style-name="ro8">
          <table:table-cell table:style-name="ce9" office:value-type="string" calcext:value-type="string">
            <text:p>Random Seed</text:p>
          </table:table-cell>
          <table:table-cell table:style-name="ce27" office:value-type="string" calcext:value-type="string">
            <text:p>nCells</text:p>
          </table:table-cell>
          <table:table-cell table:style-name="ce27" office:value-type="string" calcext:value-type="string">
            <text:p>nSamples</text:p>
          </table:table-cell>
          <table:table-cell table:style-name="ce27" office:value-type="string" calcext:value-type="string">
            <text:p>nBin</text:p>
          </table:table-cell>
          <table:table-cell table:style-name="ce13" office:value-type="string" calcext:value-type="string">
            <text:p>MCresult</text:p>
          </table:table-cell>
          <table:table-cell table:style-name="ce13" office:value-type="string" calcext:value-type="string">
            <text:p>MCerror</text:p>
          </table:table-cell>
          <table:table-cell table:style-name="ce13" office:value-type="string" calcext:value-type="string">
            <text:p>Mcerror/Mcresult</text:p>
          </table:table-cell>
          <table:table-cell table:style-name="ce21" office:value-type="string" calcext:value-type="string">
            <text:p>Sigma/AveWt</text:p>
          </table:table-cell>
          <table:table-cell table:style-name="ce21" office:value-type="string" calcext:value-type="string">
            <text:p>Effic</text:p>
          </table:table-cell>
          <table:table-cell table:style-name="ce21" office:value-type="string" calcext:value-type="string">
            <text:p>eps</text:p>
          </table:table-cell>
          <table:table-cell table:style-name="ce50" office:value-type="string" calcext:value-type="string">
            <text:p>nCalls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32" calcext:value-type="float">
            <text:p>1607686532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40404" calcext:value-type="float">
            <text:p>0.00140404</text:p>
          </table:table-cell>
          <table:table-cell table:style-name="ce14" office:value-type="float" office:value="0.0000070878" calcext:value-type="float">
            <text:p>7.09E-06</text:p>
          </table:table-cell>
          <table:table-cell table:style-name="ce15" table:formula="of:=[.F11]/[.E11]" office:value-type="float" office:value="0.00504814677644512" calcext:value-type="float">
            <text:p>0.005048</text:p>
          </table:table-cell>
          <table:table-cell table:style-name="ce21" office:value-type="float" office:value="1.15264" calcext:value-type="float">
            <text:p>1.15264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43723" calcext:value-type="float">
            <text:p>1943723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77" calcext:value-type="float">
            <text:p>160768657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33298" calcext:value-type="float">
            <text:p>0.00133298</text:p>
          </table:table-cell>
          <table:table-cell table:style-name="ce14" office:value-type="float" office:value="0.00000744124" calcext:value-type="float">
            <text:p>7.44E-06</text:p>
          </table:table-cell>
          <table:table-cell table:style-name="ce15" table:formula="of:=[.F12]/[.E12]" office:value-type="float" office:value="0.0055824093384747" calcext:value-type="float">
            <text:p>0.005582</text:p>
          </table:table-cell>
          <table:table-cell table:style-name="ce21" office:value-type="float" office:value="1.33272" calcext:value-type="float">
            <text:p>1.33272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51220" calcext:value-type="float">
            <text:p>1951220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90" calcext:value-type="float">
            <text:p>160768659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36555" calcext:value-type="float">
            <text:p>0.00136555</text:p>
          </table:table-cell>
          <table:table-cell table:style-name="ce14" office:value-type="float" office:value="0.00000688167" calcext:value-type="float">
            <text:p>6.88E-06</text:p>
          </table:table-cell>
          <table:table-cell table:style-name="ce15" table:formula="of:=[.F13]/[.E13]" office:value-type="float" office:value="0.0050394859214236" calcext:value-type="float">
            <text:p>0.005039</text:p>
          </table:table-cell>
          <table:table-cell table:style-name="ce21" office:value-type="float" office:value="1.21206" calcext:value-type="float">
            <text:p>1.21206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53578" calcext:value-type="float">
            <text:p>1953578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602" calcext:value-type="float">
            <text:p>1607686602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40142" calcext:value-type="float">
            <text:p>0.00140142</text:p>
          </table:table-cell>
          <table:table-cell table:style-name="ce14" office:value-type="float" office:value="0.00000901996" calcext:value-type="float">
            <text:p>9.02E-06</text:p>
          </table:table-cell>
          <table:table-cell table:style-name="ce15" table:formula="of:=[.F14]/[.E14]" office:value-type="float" office:value="0.00643630032395713" calcext:value-type="float">
            <text:p>0.006436</text:p>
          </table:table-cell>
          <table:table-cell table:style-name="ce21" office:value-type="float" office:value="1.48698" calcext:value-type="float">
            <text:p>1.48698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40125" calcext:value-type="float">
            <text:p>1940125</text:p>
          </table:table-cell>
          <table:table-cell table:number-columns-repeated="1013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oam_single_var_test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4" table:default-cell-style-name="ce5"/>
        <table:table-column table:style-name="co8" table:default-cell-style-name="ce5"/>
        <table:table-column table:style-name="co15" table:default-cell-style-name="ce5"/>
        <table:table-column table:style-name="co9" table:number-columns-repeated="1014" table:default-cell-style-name="ce5"/>
        <table:table-row table:style-name="ro10">
          <table:table-cell table:style-name="ce35" office:value-type="string" calcext:value-type="string" table:number-columns-spanned="10" table:number-rows-spanned="1">
            <text:p>Dimension:1 <text:s/>|| <text:s/>variable:Q2</text:p>
          </table:table-cell>
          <table:covered-table-cell table:number-columns-repeated="2" table:style-name="ce27"/>
          <table:covered-table-cell table:number-columns-repeated="2" table:style-name="ce12"/>
          <table:covered-table-cell table:style-name="ce47"/>
          <table:covered-table-cell table:number-columns-repeated="3" table:style-name="ce21"/>
          <table:covered-table-cell table:style-name="ce12"/>
          <table:table-cell table:number-columns-repeated="1014"/>
        </table:table-row>
        <table:table-row table:style-name="ro11">
          <table:table-cell table:style-name="ce36" office:value-type="string" calcext:value-type="string">
            <text:p>nCells</text:p>
          </table:table-cell>
          <table:table-cell table:style-name="ce36" office:value-type="string" calcext:value-type="string">
            <text:p>nSamples</text:p>
          </table:table-cell>
          <table:table-cell table:style-name="ce36" office:value-type="string" calcext:value-type="string">
            <text:p>nBin</text:p>
          </table:table-cell>
          <table:table-cell table:style-name="ce43" office:value-type="string" calcext:value-type="string">
            <text:p>MCresult</text:p>
          </table:table-cell>
          <table:table-cell table:style-name="ce43" office:value-type="string" calcext:value-type="string">
            <text:p>MCerror</text:p>
          </table:table-cell>
          <table:table-cell table:style-name="ce48" office:value-type="string" calcext:value-type="string">
            <text:p>Mcerror/Mcresult</text:p>
          </table:table-cell>
          <table:table-cell table:style-name="ce51" office:value-type="string" calcext:value-type="string">
            <text:p>Sigma/AveWt</text:p>
          </table:table-cell>
          <table:table-cell table:style-name="ce51" office:value-type="string" calcext:value-type="string">
            <text:p>Effic</text:p>
          </table:table-cell>
          <table:table-cell table:style-name="ce51" office:value-type="string" calcext:value-type="string">
            <text:p>eps</text:p>
          </table:table-cell>
          <table:table-cell table:style-name="ce43" office:value-type="string" calcext:value-type="string">
            <text:p>nCalls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2.3098" calcext:value-type="float">
            <text:p>12.3098</text:p>
          </table:table-cell>
          <table:table-cell table:style-name="ce44" office:value-type="float" office:value="0.0000282825" calcext:value-type="float">
            <text:p>2.83E-05</text:p>
          </table:table-cell>
          <table:table-cell table:style-name="ce44" table:formula="of:=[.E3]/[.D3]" office:value-type="float" office:value="0.00000229755966790687" calcext:value-type="float">
            <text:p>2.30E-06</text:p>
          </table:table-cell>
          <table:table-cell table:style-name="ce38" office:value-type="float" office:value="0.000240882" calcext:value-type="float">
            <text:p>0.000240882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754" calcext:value-type="float">
            <text:p>126175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5540.69" calcext:value-type="float">
            <text:p>5540.69</text:p>
          </table:table-cell>
          <table:table-cell table:style-name="ce44" office:value-type="float" office:value="0.0125593" calcext:value-type="float">
            <text:p>1.26E-02</text:p>
          </table:table-cell>
          <table:table-cell table:style-name="ce44" table:formula="of:=[.E4]/[.D4]" office:value-type="float" office:value="0.00000226673934112899" calcext:value-type="float">
            <text:p>2.27E-06</text:p>
          </table:table-cell>
          <table:table-cell table:style-name="ce38" office:value-type="float" office:value="0.000237241" calcext:value-type="float">
            <text:p>0.000237241</text:p>
          </table:table-cell>
          <table:table-cell table:style-name="ce38" office:value-type="float" office:value="0.999997" calcext:value-type="float">
            <text:p>0.99999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373" calcext:value-type="float">
            <text:p>126337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5.97897" calcext:value-type="float">
            <text:p>5.97897</text:p>
          </table:table-cell>
          <table:table-cell table:style-name="ce44" office:value-type="float" office:value="0.0000151352" calcext:value-type="float">
            <text:p>1.51E-05</text:p>
          </table:table-cell>
          <table:table-cell table:style-name="ce44" table:formula="of:=[.E5]/[.D5]" office:value-type="float" office:value="0.00000253140591105157" calcext:value-type="float">
            <text:p>2.53E-06</text:p>
          </table:table-cell>
          <table:table-cell table:style-name="ce38" office:value-type="float" office:value="0.000265617" calcext:value-type="float">
            <text:p>0.000265617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415" calcext:value-type="float">
            <text:p>126141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498.5" calcext:value-type="float">
            <text:p>2498.5</text:p>
          </table:table-cell>
          <table:table-cell table:style-name="ce44" office:value-type="float" office:value="0.00568823" calcext:value-type="float">
            <text:p>5.69E-03</text:p>
          </table:table-cell>
          <table:table-cell table:style-name="ce44" table:formula="of:=[.E6]/[.D6]" office:value-type="float" office:value="0.00000227665799479688" calcext:value-type="float">
            <text:p>2.28E-06</text:p>
          </table:table-cell>
          <table:table-cell table:style-name="ce38" office:value-type="float" office:value="0.000239082" calcext:value-type="float">
            <text:p>0.00023908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219" calcext:value-type="float">
            <text:p>126321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67639" calcext:value-type="float">
            <text:p>4.67639</text:p>
          </table:table-cell>
          <table:table-cell table:style-name="ce44" office:value-type="float" office:value="0.0000111078" calcext:value-type="float">
            <text:p>1.11E-05</text:p>
          </table:table-cell>
          <table:table-cell table:style-name="ce44" table:formula="of:=[.E7]/[.D7]" office:value-type="float" office:value="0.00000237529376292397" calcext:value-type="float">
            <text:p>2.38E-06</text:p>
          </table:table-cell>
          <table:table-cell table:style-name="ce38" office:value-type="float" office:value="0.000248863" calcext:value-type="float">
            <text:p>0.00024886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395" calcext:value-type="float">
            <text:p>1261395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90266" calcext:value-type="float">
            <text:p>4.90266</text:p>
          </table:table-cell>
          <table:table-cell table:style-name="ce45" office:value-type="float" office:value="0.000118927" calcext:value-type="float">
            <text:p>1.19E-04</text:p>
          </table:table-cell>
          <table:table-cell table:style-name="ce45" table:formula="of:=[.E8]/[.D8]" office:value-type="float" office:value="0.0000242576478891051" calcext:value-type="float">
            <text:p>2.43E-05</text:p>
          </table:table-cell>
          <table:table-cell table:style-name="ce38" office:value-type="float" office:value="0.0025511" calcext:value-type="float">
            <text:p>0.0025511</text:p>
          </table:table-cell>
          <table:table-cell table:style-name="ce38" office:value-type="float" office:value="0.995032" calcext:value-type="float">
            <text:p>0.99503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96269" calcext:value-type="float">
            <text:p>3.96269</text:p>
          </table:table-cell>
          <table:table-cell table:style-name="ce45" office:value-type="float" office:value="0.0000904986" calcext:value-type="float">
            <text:p>9.05E-05</text:p>
          </table:table-cell>
          <table:table-cell table:style-name="ce45" table:formula="of:=[.E9]/[.D9]" office:value-type="float" office:value="0.0000228376683515491" calcext:value-type="float">
            <text:p>2.28E-05</text:p>
          </table:table-cell>
          <table:table-cell table:style-name="ce38" office:value-type="float" office:value="0.00239404" calcext:value-type="float">
            <text:p>0.00239404</text:p>
          </table:table-cell>
          <table:table-cell table:style-name="ce38" office:value-type="float" office:value="0.994995" calcext:value-type="float">
            <text:p>0.9949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88019" calcext:value-type="float">
            <text:p>7.88019</text:p>
          </table:table-cell>
          <table:table-cell table:style-name="ce45" office:value-type="float" office:value="0.000190247" calcext:value-type="float">
            <text:p>1.90E-04</text:p>
          </table:table-cell>
          <table:table-cell table:style-name="ce45" table:formula="of:=[.E10]/[.D10]" office:value-type="float" office:value="0.0000241424381899421" calcext:value-type="float">
            <text:p>2.41E-05</text:p>
          </table:table-cell>
          <table:table-cell table:style-name="ce38" office:value-type="float" office:value="0.00253162" calcext:value-type="float">
            <text:p>0.00253162</text:p>
          </table:table-cell>
          <table:table-cell table:style-name="ce38" office:value-type="float" office:value="0.994999" calcext:value-type="float">
            <text:p>0.994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31695" calcext:value-type="float">
            <text:p>3.31695</text:p>
          </table:table-cell>
          <table:table-cell table:style-name="ce45" office:value-type="float" office:value="0.0000763307" calcext:value-type="float">
            <text:p>7.63E-05</text:p>
          </table:table-cell>
          <table:table-cell table:style-name="ce45" table:formula="of:=[.E11]/[.D11]" office:value-type="float" office:value="0.000023012315530834" calcext:value-type="float">
            <text:p>2.30E-05</text:p>
          </table:table-cell>
          <table:table-cell table:style-name="ce38" office:value-type="float" office:value="0.00240993" calcext:value-type="float">
            <text:p>0.00240993</text:p>
          </table:table-cell>
          <table:table-cell table:style-name="ce38" office:value-type="float" office:value="0.995053" calcext:value-type="float">
            <text:p>0.99505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30943" calcext:value-type="float">
            <text:p>4.30943</text:p>
          </table:table-cell>
          <table:table-cell table:style-name="ce45" office:value-type="float" office:value="0.000098363" calcext:value-type="float">
            <text:p>9.84E-05</text:p>
          </table:table-cell>
          <table:table-cell table:style-name="ce45" table:formula="of:=[.E12]/[.D12]" office:value-type="float" office:value="0.0000228250603908173" calcext:value-type="float">
            <text:p>2.28E-05</text:p>
          </table:table-cell>
          <table:table-cell table:style-name="ce38" office:value-type="float" office:value="0.0023938" calcext:value-type="float">
            <text:p>0.0023938</text:p>
          </table:table-cell>
          <table:table-cell table:style-name="ce38" office:value-type="float" office:value="0.995077" calcext:value-type="float">
            <text:p>0.99507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2.0124" calcext:value-type="float">
            <text:p>32.0124</text:p>
          </table:table-cell>
          <table:table-cell table:style-name="ce45" office:value-type="float" office:value="0.000745512" calcext:value-type="float">
            <text:p>7.46E-04</text:p>
          </table:table-cell>
          <table:table-cell table:style-name="ce45" table:formula="of:=[.E13]/[.D13]" office:value-type="float" office:value="0.0000232882258124977" calcext:value-type="float">
            <text:p>2.33E-05</text:p>
          </table:table-cell>
          <table:table-cell table:style-name="ce38" office:value-type="float" office:value="0.00243393" calcext:value-type="float">
            <text:p>0.00243393</text:p>
          </table:table-cell>
          <table:table-cell table:style-name="ce38" office:value-type="float" office:value="0.995034" calcext:value-type="float">
            <text:p>0.99503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8.198" calcext:value-type="float">
            <text:p>108.198</text:p>
          </table:table-cell>
          <table:table-cell table:style-name="ce45" office:value-type="float" office:value="0.00252188" calcext:value-type="float">
            <text:p>2.52E-03</text:p>
          </table:table-cell>
          <table:table-cell table:style-name="ce45" table:formula="of:=[.E14]/[.D14]" office:value-type="float" office:value="0.0000233080093901921" calcext:value-type="float">
            <text:p>2.33E-05</text:p>
          </table:table-cell>
          <table:table-cell table:style-name="ce38" office:value-type="float" office:value="0.00243654" calcext:value-type="float">
            <text:p>0.00243654</text:p>
          </table:table-cell>
          <table:table-cell table:style-name="ce38" office:value-type="float" office:value="0.995031" calcext:value-type="float">
            <text:p>0.99503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3.167" calcext:value-type="float">
            <text:p>73.167</text:p>
          </table:table-cell>
          <table:table-cell table:style-name="ce45" office:value-type="float" office:value="0.00187663" calcext:value-type="float">
            <text:p>1.88E-03</text:p>
          </table:table-cell>
          <table:table-cell table:style-name="ce45" table:formula="of:=[.E15]/[.D15]" office:value-type="float" office:value="0.0000256485847444886" calcext:value-type="float">
            <text:p>2.56E-05</text:p>
          </table:table-cell>
          <table:table-cell table:style-name="ce38" office:value-type="float" office:value="0.00269188" calcext:value-type="float">
            <text:p>0.00269188</text:p>
          </table:table-cell>
          <table:table-cell table:style-name="ce38" office:value-type="float" office:value="0.994986" calcext:value-type="float">
            <text:p>0.99498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.3289" calcext:value-type="float">
            <text:p>21.3289</text:p>
          </table:table-cell>
          <table:table-cell table:style-name="ce45" office:value-type="float" office:value="0.000501639" calcext:value-type="float">
            <text:p>5.02E-04</text:p>
          </table:table-cell>
          <table:table-cell table:style-name="ce45" table:formula="of:=[.E16]/[.D16]" office:value-type="float" office:value="0.0000235192157120151" calcext:value-type="float">
            <text:p>2.35E-05</text:p>
          </table:table-cell>
          <table:table-cell table:style-name="ce38" office:value-type="float" office:value="0.00246986" calcext:value-type="float">
            <text:p>0.00246986</text:p>
          </table:table-cell>
          <table:table-cell table:style-name="ce38" office:value-type="float" office:value="0.995019" calcext:value-type="float">
            <text:p>0.99501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99643" calcext:value-type="float">
            <text:p>7.99643</text:p>
          </table:table-cell>
          <table:table-cell table:style-name="ce45" office:value-type="float" office:value="0.00018369" calcext:value-type="float">
            <text:p>1.84E-04</text:p>
          </table:table-cell>
          <table:table-cell table:style-name="ce45" table:formula="of:=[.E17]/[.D17]" office:value-type="float" office:value="0.0000229715010323357" calcext:value-type="float">
            <text:p>2.30E-05</text:p>
          </table:table-cell>
          <table:table-cell table:style-name="ce38" office:value-type="float" office:value="0.00240818" calcext:value-type="float">
            <text:p>0.00240818</text:p>
          </table:table-cell>
          <table:table-cell table:style-name="ce38" office:value-type="float" office:value="0.995029" calcext:value-type="float">
            <text:p>0.99502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 table:number-rows-repeated="2">
          <table:table-cell table:number-columns-repeated="5"/>
          <table:table-cell table:style-name="ce45"/>
          <table:table-cell table:number-columns-repeated="1018"/>
        </table:table-row>
        <table:table-row table:style-name="ro12">
          <table:table-cell table:style-name="ce39" office:value-type="string" calcext:value-type="string" table:number-columns-spanned="10" table:number-rows-spanned="1">
            <text:p>Dimension:1 <text:s/>|| <text:s/>variable:Xb</text:p>
          </table:table-cell>
          <table:covered-table-cell table:number-columns-repeated="4"/>
          <table:covered-table-cell table:style-name="ce45"/>
          <table:covered-table-cell table:number-columns-repeated="4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08818" calcext:value-type="float">
            <text:p>3.08818</text:p>
          </table:table-cell>
          <table:table-cell table:style-name="ce44" office:value-type="float" office:value="0.00000691731" calcext:value-type="float">
            <text:p>6.92E-06</text:p>
          </table:table-cell>
          <table:table-cell table:style-name="ce44" table:formula="of:=[.E21]/[.D21]" office:value-type="float" office:value="0.00000223993096257343" calcext:value-type="float">
            <text:p>2.24E-06</text:p>
          </table:table-cell>
          <table:table-cell table:style-name="ce38" office:value-type="float" office:value="0.000234884" calcext:value-type="float">
            <text:p>0.00023488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326" calcext:value-type="float">
            <text:p>126332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84288" calcext:value-type="float">
            <text:p>3.84288</text:p>
          </table:table-cell>
          <table:table-cell table:style-name="ce44" office:value-type="float" office:value="0.00000870878" calcext:value-type="float">
            <text:p>8.71E-06</text:p>
          </table:table-cell>
          <table:table-cell table:style-name="ce44" table:formula="of:=[.E22]/[.D22]" office:value-type="float" office:value="0.00000226621179948372" calcext:value-type="float">
            <text:p>2.27E-06</text:p>
          </table:table-cell>
          <table:table-cell table:style-name="ce38" office:value-type="float" office:value="0.000237682" calcext:value-type="float">
            <text:p>0.000237682</text:p>
          </table:table-cell>
          <table:table-cell table:style-name="ce38" office:value-type="float" office:value="0.999996" calcext:value-type="float">
            <text:p>0.99999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2796" calcext:value-type="float">
            <text:p>126279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15134" calcext:value-type="float">
            <text:p>4.15134</text:p>
          </table:table-cell>
          <table:table-cell table:style-name="ce44" office:value-type="float" office:value="0.0000119458" calcext:value-type="float">
            <text:p>1.19E-05</text:p>
          </table:table-cell>
          <table:table-cell table:style-name="ce44" table:formula="of:=[.E23]/[.D23]" office:value-type="float" office:value="0.00000287757687879094" calcext:value-type="float">
            <text:p>2.88E-06</text:p>
          </table:table-cell>
          <table:table-cell table:style-name="ce38" office:value-type="float" office:value="0.000302173" calcext:value-type="float">
            <text:p>0.00030217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291" calcext:value-type="float">
            <text:p>1263291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09199" calcext:value-type="float">
            <text:p>1.09199</text:p>
          </table:table-cell>
          <table:table-cell table:style-name="ce44" office:value-type="float" office:value="0.00000260504" calcext:value-type="float">
            <text:p>2.61E-06</text:p>
          </table:table-cell>
          <table:table-cell table:style-name="ce44" table:formula="of:=[.E24]/[.D24]" office:value-type="float" office:value="0.00000238558961162648" calcext:value-type="float">
            <text:p>2.39E-06</text:p>
          </table:table-cell>
          <table:table-cell table:style-name="ce38" office:value-type="float" office:value="0.000250589" calcext:value-type="float">
            <text:p>0.000250589</text:p>
          </table:table-cell>
          <table:table-cell table:style-name="ce38" office:value-type="float" office:value="0.999998" calcext:value-type="float">
            <text:p>0.99999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2683" calcext:value-type="float">
            <text:p>126268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68165" calcext:value-type="float">
            <text:p>2.68165</text:p>
          </table:table-cell>
          <table:table-cell table:style-name="ce44" office:value-type="float" office:value="0.0000062561" calcext:value-type="float">
            <text:p>6.26E-06</text:p>
          </table:table-cell>
          <table:table-cell table:style-name="ce44" table:formula="of:=[.E25]/[.D25]" office:value-type="float" office:value="0.00000233292935319673" calcext:value-type="float">
            <text:p>2.33E-06</text:p>
          </table:table-cell>
          <table:table-cell table:style-name="ce38" office:value-type="float" office:value="0.00024468" calcext:value-type="float">
            <text:p>0.0002446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089" calcext:value-type="float">
            <text:p>1263089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8.05376" calcext:value-type="float">
            <text:p>8.05376</text:p>
          </table:table-cell>
          <table:table-cell table:style-name="ce45" office:value-type="float" office:value="0.000188706" calcext:value-type="float">
            <text:p>1.89E-04</text:p>
          </table:table-cell>
          <table:table-cell table:style-name="ce49" table:formula="of:=[.E26]/[.D26]" office:value-type="float" office:value="0.0000234307950572155" calcext:value-type="float">
            <text:p>2.34E-05</text:p>
          </table:table-cell>
          <table:table-cell table:style-name="ce38" office:value-type="float" office:value="0.00245554" calcext:value-type="float">
            <text:p>0.00245554</text:p>
          </table:table-cell>
          <table:table-cell table:style-name="ce38" office:value-type="float" office:value="0.995003" calcext:value-type="float">
            <text:p>0.99500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31762" calcext:value-type="float">
            <text:p>0.31762</text:p>
          </table:table-cell>
          <table:table-cell table:style-name="ce45" office:value-type="float" office:value="0.00000737689" calcext:value-type="float">
            <text:p>7.38E-06</text:p>
          </table:table-cell>
          <table:table-cell table:style-name="ce49" table:formula="of:=[.E27]/[.D27]" office:value-type="float" office:value="0.0000232255210629054" calcext:value-type="float">
            <text:p>2.32E-05</text:p>
          </table:table-cell>
          <table:table-cell table:style-name="ce38" office:value-type="float" office:value="0.00243004" calcext:value-type="float">
            <text:p>0.00243004</text:p>
          </table:table-cell>
          <table:table-cell table:style-name="ce38" office:value-type="float" office:value="0.995061" calcext:value-type="float">
            <text:p>0.99506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536857" calcext:value-type="float">
            <text:p>0.536857</text:p>
          </table:table-cell>
          <table:table-cell table:style-name="ce45" office:value-type="float" office:value="0.00001221" calcext:value-type="float">
            <text:p>1.22E-05</text:p>
          </table:table-cell>
          <table:table-cell table:style-name="ce49" table:formula="of:=[.E28]/[.D28]" office:value-type="float" office:value="0.0000227434866267926" calcext:value-type="float">
            <text:p>2.27E-05</text:p>
          </table:table-cell>
          <table:table-cell table:style-name="ce38" office:value-type="float" office:value="0.0023858" calcext:value-type="float">
            <text:p>0.0023858</text:p>
          </table:table-cell>
          <table:table-cell table:style-name="ce38" office:value-type="float" office:value="0.995033" calcext:value-type="float">
            <text:p>0.99503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331247" calcext:value-type="float">
            <text:p>0.331247</text:p>
          </table:table-cell>
          <table:table-cell table:style-name="ce45" office:value-type="float" office:value="0.00000777041" calcext:value-type="float">
            <text:p>7.77E-06</text:p>
          </table:table-cell>
          <table:table-cell table:style-name="ce49" table:formula="of:=[.E29]/[.D29]" office:value-type="float" office:value="0.000023458053959734" calcext:value-type="float">
            <text:p>2.35E-05</text:p>
          </table:table-cell>
          <table:table-cell table:style-name="ce38" office:value-type="float" office:value="0.0024584" calcext:value-type="float">
            <text:p>0.0024584</text:p>
          </table:table-cell>
          <table:table-cell table:style-name="ce38" office:value-type="float" office:value="0.995018" calcext:value-type="float">
            <text:p>0.99501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44301" calcext:value-type="float">
            <text:p>7.44301</text:p>
          </table:table-cell>
          <table:table-cell table:style-name="ce45" office:value-type="float" office:value="0.000171297" calcext:value-type="float">
            <text:p>1.71E-04</text:p>
          </table:table-cell>
          <table:table-cell table:style-name="ce49" table:formula="of:=[.E30]/[.D30]" office:value-type="float" office:value="0.0000230144793571418" calcext:value-type="float">
            <text:p>2.30E-05</text:p>
          </table:table-cell>
          <table:table-cell table:style-name="ce38" office:value-type="float" office:value="0.00241454" calcext:value-type="float">
            <text:p>0.00241454</text:p>
          </table:table-cell>
          <table:table-cell table:style-name="ce38" office:value-type="float" office:value="0.995046" calcext:value-type="float">
            <text:p>0.99504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3">
          <table:table-cell table:style-name="ce39" office:value-type="string" calcext:value-type="string" table:number-columns-spanned="10" table:number-rows-spanned="1">
            <text:p>Dimension:1 <text:s/>|| <text:s/>variable:t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9879" calcext:value-type="float">
            <text:p>1.39879</text:p>
          </table:table-cell>
          <table:table-cell table:style-name="ce44" office:value-type="float" office:value="0.00000367407" calcext:value-type="float">
            <text:p>3.67E-06</text:p>
          </table:table-cell>
          <table:table-cell table:style-name="ce44" table:formula="of:=[.E34]/[.D34]" office:value-type="float" office:value="0.00000262660585220083" calcext:value-type="float">
            <text:p>2.63E-06</text:p>
          </table:table-cell>
          <table:table-cell table:style-name="ce38" office:value-type="float" office:value="0.000276019" calcext:value-type="float">
            <text:p>0.00027601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09" calcext:value-type="float">
            <text:p>126050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50529" calcext:value-type="float">
            <text:p>1.50529</text:p>
          </table:table-cell>
          <table:table-cell table:style-name="ce44" office:value-type="float" office:value="0.00000397908" calcext:value-type="float">
            <text:p>3.98E-06</text:p>
          </table:table-cell>
          <table:table-cell table:style-name="ce44" table:formula="of:=[.E35]/[.D35]" office:value-type="float" office:value="0.00000264339761773479" calcext:value-type="float">
            <text:p>2.64E-06</text:p>
          </table:table-cell>
          <table:table-cell table:style-name="ce38" office:value-type="float" office:value="0.000277544" calcext:value-type="float">
            <text:p>0.00027754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34" calcext:value-type="float">
            <text:p>126053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9967" calcext:value-type="float">
            <text:p>1.39967</text:p>
          </table:table-cell>
          <table:table-cell table:style-name="ce44" office:value-type="float" office:value="0.00000361706" calcext:value-type="float">
            <text:p>3.62E-06</text:p>
          </table:table-cell>
          <table:table-cell table:style-name="ce44" table:formula="of:=[.E36]/[.D36]" office:value-type="float" office:value="0.00000258422342409282" calcext:value-type="float">
            <text:p>2.58E-06</text:p>
          </table:table-cell>
          <table:table-cell table:style-name="ce38" office:value-type="float" office:value="0.000270592" calcext:value-type="float">
            <text:p>0.00027059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5" calcext:value-type="float">
            <text:p>126055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5657" calcext:value-type="float">
            <text:p>1.45657</text:p>
          </table:table-cell>
          <table:table-cell table:style-name="ce44" office:value-type="float" office:value="0.00000378131" calcext:value-type="float">
            <text:p>3.78E-06</text:p>
          </table:table-cell>
          <table:table-cell table:style-name="ce44" table:formula="of:=[.E37]/[.D37]" office:value-type="float" office:value="0.0000025960372656309" calcext:value-type="float">
            <text:p>2.60E-06</text:p>
          </table:table-cell>
          <table:table-cell table:style-name="ce38" office:value-type="float" office:value="0.00027267" calcext:value-type="float">
            <text:p>0.0002726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23" calcext:value-type="float">
            <text:p>126052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23612" calcext:value-type="float">
            <text:p>1.23612</text:p>
          </table:table-cell>
          <table:table-cell table:style-name="ce44" office:value-type="float" office:value="0.00000312066" calcext:value-type="float">
            <text:p>3.12E-06</text:p>
          </table:table-cell>
          <table:table-cell table:style-name="ce44" table:formula="of:=[.E38]/[.D38]" office:value-type="float" office:value="0.00000252456072225997" calcext:value-type="float">
            <text:p>2.52E-06</text:p>
          </table:table-cell>
          <table:table-cell table:style-name="ce38" office:value-type="float" office:value="0.000264598" calcext:value-type="float">
            <text:p>0.000264598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398" calcext:value-type="float">
            <text:p>1260398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3302" calcext:value-type="float">
            <text:p>1.33302</text:p>
          </table:table-cell>
          <table:table-cell table:style-name="ce45" office:value-type="float" office:value="0.0000347606" calcext:value-type="float">
            <text:p>3.48E-05</text:p>
          </table:table-cell>
          <table:table-cell table:style-name="ce45" table:formula="of:=[.E39]/[.D39]" office:value-type="float" office:value="0.000026076577995829" calcext:value-type="float">
            <text:p>2.61E-05</text:p>
          </table:table-cell>
          <table:table-cell table:style-name="ce38" office:value-type="float" office:value="0.00273942" calcext:value-type="float">
            <text:p>0.00273942</text:p>
          </table:table-cell>
          <table:table-cell table:style-name="ce38" office:value-type="float" office:value="0.995018" calcext:value-type="float">
            <text:p>0.99501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2627" calcext:value-type="float">
            <text:p>1.2627</text:p>
          </table:table-cell>
          <table:table-cell table:style-name="ce45" office:value-type="float" office:value="0.0000319351" calcext:value-type="float">
            <text:p>3.19E-05</text:p>
          </table:table-cell>
          <table:table-cell table:style-name="ce45" table:formula="of:=[.E40]/[.D40]" office:value-type="float" office:value="0.0000252911221984636" calcext:value-type="float">
            <text:p>2.53E-05</text:p>
          </table:table-cell>
          <table:table-cell table:style-name="ce38" office:value-type="float" office:value="0.00265532" calcext:value-type="float">
            <text:p>0.00265532</text:p>
          </table:table-cell>
          <table:table-cell table:style-name="ce38" office:value-type="float" office:value="0.995021" calcext:value-type="float">
            <text:p>0.99502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3879" calcext:value-type="float">
            <text:p>1.43879</text:p>
          </table:table-cell>
          <table:table-cell table:style-name="ce45" office:value-type="float" office:value="0.0000378884" calcext:value-type="float">
            <text:p>3.79E-05</text:p>
          </table:table-cell>
          <table:table-cell table:style-name="ce45" table:formula="of:=[.E41]/[.D41]" office:value-type="float" office:value="0.0000263335163574948" calcext:value-type="float">
            <text:p>2.63E-05</text:p>
          </table:table-cell>
          <table:table-cell table:style-name="ce38" office:value-type="float" office:value="0.00276565" calcext:value-type="float">
            <text:p>0.00276565</text:p>
          </table:table-cell>
          <table:table-cell table:style-name="ce38" office:value-type="float" office:value="0.995058" calcext:value-type="float">
            <text:p>0.9950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2821" calcext:value-type="float">
            <text:p>1.42821</text:p>
          </table:table-cell>
          <table:table-cell table:style-name="ce45" office:value-type="float" office:value="0.0000366861" calcext:value-type="float">
            <text:p>3.67E-05</text:p>
          </table:table-cell>
          <table:table-cell table:style-name="ce45" table:formula="of:=[.E42]/[.D42]" office:value-type="float" office:value="0.0000256867687524944" calcext:value-type="float">
            <text:p>2.57E-05</text:p>
          </table:table-cell>
          <table:table-cell table:style-name="ce38" office:value-type="float" office:value="0.00269393" calcext:value-type="float">
            <text:p>0.00269393</text:p>
          </table:table-cell>
          <table:table-cell table:style-name="ce38" office:value-type="float" office:value="0.995011" calcext:value-type="float">
            <text:p>0.99501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2645" calcext:value-type="float">
            <text:p>1.42645</text:p>
          </table:table-cell>
          <table:table-cell table:style-name="ce45" office:value-type="float" office:value="0.0000375242" calcext:value-type="float">
            <text:p>3.75E-05</text:p>
          </table:table-cell>
          <table:table-cell table:style-name="ce45" table:formula="of:=[.E43]/[.D43]" office:value-type="float" office:value="0.0000263060044165586" calcext:value-type="float">
            <text:p>2.63E-05</text:p>
          </table:table-cell>
          <table:table-cell table:style-name="ce38" office:value-type="float" office:value="0.00276363" calcext:value-type="float">
            <text:p>0.00276363</text:p>
          </table:table-cell>
          <table:table-cell table:style-name="ce38" office:value-type="float" office:value="0.99504" calcext:value-type="float">
            <text:p>0.9950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4">
          <table:table-cell table:style-name="ce39" office:value-type="string" calcext:value-type="string" table:number-columns-spanned="10" table:number-rows-spanned="1">
            <text:p>Dimension:1 <text:s/>|| <text:s/>variable:phi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23373" calcext:value-type="float">
            <text:p>6.23E-08</text:p>
          </table:table-cell>
          <table:table-cell table:style-name="ce44" table:formula="of:=[.E47]/[.D47]" office:value-type="float" office:value="0.0000000475153589340976" calcext:value-type="float">
            <text:p>4.75E-08</text:p>
          </table:table-cell>
          <table:table-cell table:style-name="ce45" office:value-type="float" office:value="0.00000498821" calcext:value-type="float">
            <text:p>4.99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31" calcext:value-type="float">
            <text:p>1259831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13518" calcext:value-type="float">
            <text:p>6.14E-08</text:p>
          </table:table-cell>
          <table:table-cell table:style-name="ce44" table:formula="of:=[.E48]/[.D48]" office:value-type="float" office:value="0.0000000467641812887785" calcext:value-type="float">
            <text:p>4.68E-08</text:p>
          </table:table-cell>
          <table:table-cell table:style-name="ce45" office:value-type="float" office:value="0.0000049138" calcext:value-type="float">
            <text:p>4.91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33" calcext:value-type="float">
            <text:p>125983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27902" calcext:value-type="float">
            <text:p>6.28E-08</text:p>
          </table:table-cell>
          <table:table-cell table:style-name="ce44" table:formula="of:=[.E49]/[.D49]" office:value-type="float" office:value="0.000000047860572892053" calcext:value-type="float">
            <text:p>4.79E-08</text:p>
          </table:table-cell>
          <table:table-cell table:style-name="ce45" office:value-type="float" office:value="0.00000502101" calcext:value-type="float">
            <text:p>5.02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6" calcext:value-type="float">
            <text:p>125984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19168" calcext:value-type="float">
            <text:p>6.19E-08</text:p>
          </table:table-cell>
          <table:table-cell table:style-name="ce44" table:formula="of:=[.E50]/[.D50]" office:value-type="float" office:value="0.0000000471948412274952" calcext:value-type="float">
            <text:p>4.72E-08</text:p>
          </table:table-cell>
          <table:table-cell table:style-name="ce45" office:value-type="float" office:value="0.0000049485" calcext:value-type="float">
            <text:p>4.95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5" calcext:value-type="float">
            <text:p>125984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43556" calcext:value-type="float">
            <text:p>6.44E-08</text:p>
          </table:table-cell>
          <table:table-cell table:style-name="ce44" table:formula="of:=[.E51]/[.D51]" office:value-type="float" office:value="0.0000000490537677027913" calcext:value-type="float">
            <text:p>4.91E-08</text:p>
          </table:table-cell>
          <table:table-cell table:style-name="ce45" office:value-type="float" office:value="0.00000515253" calcext:value-type="float">
            <text:p>5.15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0" calcext:value-type="float">
            <text:p>125984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54313" calcext:value-type="float">
            <text:p>5.54E-07</text:p>
          </table:table-cell>
          <table:table-cell table:style-name="ce45" table:formula="of:=[.E52]/[.D52]" office:value-type="float" office:value="0.000000422513986920134" calcext:value-type="float">
            <text:p>4.23E-07</text:p>
          </table:table-cell>
          <table:table-cell table:style-name="ce45" office:value-type="float" office:value="0.0000443399" calcext:value-type="float">
            <text:p>4.43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44828" calcext:value-type="float">
            <text:p>5.45E-07</text:p>
          </table:table-cell>
          <table:table-cell table:style-name="ce45" table:formula="of:=[.E53]/[.D53]" office:value-type="float" office:value="0.000000415284235559553" calcext:value-type="float">
            <text:p>4.15E-07</text:p>
          </table:table-cell>
          <table:table-cell table:style-name="ce45" office:value-type="float" office:value="0.000043498" calcext:value-type="float">
            <text:p>4.35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55628" calcext:value-type="float">
            <text:p>5.56E-07</text:p>
          </table:table-cell>
          <table:table-cell table:style-name="ce45" table:formula="of:=[.E54]/[.D54]" office:value-type="float" office:value="0.000000423516319343872" calcext:value-type="float">
            <text:p>4.24E-07</text:p>
          </table:table-cell>
          <table:table-cell table:style-name="ce45" office:value-type="float" office:value="0.0000444087" calcext:value-type="float">
            <text:p>4.44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44627" calcext:value-type="float">
            <text:p>5.45E-07</text:p>
          </table:table-cell>
          <table:table-cell table:style-name="ce45" table:formula="of:=[.E55]/[.D55]" office:value-type="float" office:value="0.000000415131027333567" calcext:value-type="float">
            <text:p>4.15E-07</text:p>
          </table:table-cell>
          <table:table-cell table:style-name="ce45" office:value-type="float" office:value="0.0000436204" calcext:value-type="float">
            <text:p>4.36E-05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32361" calcext:value-type="float">
            <text:p>5.32E-07</text:p>
          </table:table-cell>
          <table:table-cell table:style-name="ce45" table:formula="of:=[.E56]/[.D56]" office:value-type="float" office:value="0.000000405781514398524" calcext:value-type="float">
            <text:p>4.06E-07</text:p>
          </table:table-cell>
          <table:table-cell table:style-name="ce45" office:value-type="float" office:value="0.0000424599" calcext:value-type="float">
            <text:p>4.25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number-columns-repeated="1024"/>
        </table:table-row>
        <table:table-row table:style-name="ro15">
          <table:table-cell table:style-name="ce40" office:value-type="string" calcext:value-type="string" table:number-columns-spanned="10" table:number-rows-spanned="1">
            <text:p>Dimension:2 <text:s/>|| <text:s/>variable: [Q2, Xb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002.24" calcext:value-type="float">
            <text:p>1002.24</text:p>
          </table:table-cell>
          <table:table-cell table:style-name="ce37" office:value-type="float" office:value="0.233114" calcext:value-type="float">
            <text:p>0.233114</text:p>
          </table:table-cell>
          <table:table-cell table:style-name="ce44" table:formula="of:=[.E61]/[.D61]" office:value-type="float" office:value="0.000232592991698595" calcext:value-type="float">
            <text:p>2.33E-04</text:p>
          </table:table-cell>
          <table:table-cell table:style-name="ce38" office:value-type="float" office:value="0.0244089" calcext:value-type="float">
            <text:p>0.0244089</text:p>
          </table:table-cell>
          <table:table-cell table:style-name="ce38" office:value-type="float" office:value="0.951916" calcext:value-type="float">
            <text:p>0.95191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2462" calcext:value-type="float">
            <text:p>128246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94763" calcext:value-type="float">
            <text:p>2.94763</text:p>
          </table:table-cell>
          <table:table-cell table:style-name="ce37" office:value-type="float" office:value="0.000717424" calcext:value-type="float">
            <text:p>0.000717424</text:p>
          </table:table-cell>
          <table:table-cell table:style-name="ce44" table:formula="of:=[.E62]/[.D62]" office:value-type="float" office:value="0.000243390113413149" calcext:value-type="float">
            <text:p>2.43E-04</text:p>
          </table:table-cell>
          <table:table-cell table:style-name="ce38" office:value-type="float" office:value="0.0255142" calcext:value-type="float">
            <text:p>0.0255142</text:p>
          </table:table-cell>
          <table:table-cell table:style-name="ce38" office:value-type="float" office:value="0.952117" calcext:value-type="float">
            <text:p>0.95211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6799" calcext:value-type="float">
            <text:p>127679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91.7524" calcext:value-type="float">
            <text:p>91.7524</text:p>
          </table:table-cell>
          <table:table-cell table:style-name="ce37" office:value-type="float" office:value="0.0219476" calcext:value-type="float">
            <text:p>0.0219476</text:p>
          </table:table-cell>
          <table:table-cell table:style-name="ce44" table:formula="of:=[.E63]/[.D63]" office:value-type="float" office:value="0.000239204642058409" calcext:value-type="float">
            <text:p>2.39E-04</text:p>
          </table:table-cell>
          <table:table-cell table:style-name="ce38" office:value-type="float" office:value="0.0250777" calcext:value-type="float">
            <text:p>0.0250777</text:p>
          </table:table-cell>
          <table:table-cell table:style-name="ce38" office:value-type="float" office:value="0.952111" calcext:value-type="float">
            <text:p>0.95211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475" calcext:value-type="float">
            <text:p>127947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.11168" calcext:value-type="float">
            <text:p>8.11168</text:p>
          </table:table-cell>
          <table:table-cell table:style-name="ce37" office:value-type="float" office:value="0.00191194" calcext:value-type="float">
            <text:p>0.00191194</text:p>
          </table:table-cell>
          <table:table-cell table:style-name="ce44" table:formula="of:=[.E64]/[.D64]" office:value-type="float" office:value="0.000235702098702118" calcext:value-type="float">
            <text:p>2.36E-04</text:p>
          </table:table-cell>
          <table:table-cell table:style-name="ce38" office:value-type="float" office:value="0.0246925" calcext:value-type="float">
            <text:p>0.0246925</text:p>
          </table:table-cell>
          <table:table-cell table:style-name="ce38" office:value-type="float" office:value="0.952151" calcext:value-type="float">
            <text:p>0.95215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982" calcext:value-type="float">
            <text:p>127998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96.6273" calcext:value-type="float">
            <text:p>96.6273</text:p>
          </table:table-cell>
          <table:table-cell table:style-name="ce37" office:value-type="float" office:value="0.0234237" calcext:value-type="float">
            <text:p>0.0234237</text:p>
          </table:table-cell>
          <table:table-cell table:style-name="ce44" table:formula="of:=[.E65]/[.D65]" office:value-type="float" office:value="0.000242412858477884" calcext:value-type="float">
            <text:p>2.42E-04</text:p>
          </table:table-cell>
          <table:table-cell table:style-name="ce38" office:value-type="float" office:value="0.0254072" calcext:value-type="float">
            <text:p>0.0254072</text:p>
          </table:table-cell>
          <table:table-cell table:style-name="ce38" office:value-type="float" office:value="0.951992" calcext:value-type="float">
            <text:p>0.95199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117" calcext:value-type="float">
            <text:p>1279117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.9161" calcext:value-type="float">
            <text:p>21.9161</text:p>
          </table:table-cell>
          <table:table-cell table:style-name="ce38" office:value-type="float" office:value="0.0131043" calcext:value-type="float">
            <text:p>0.0131043</text:p>
          </table:table-cell>
          <table:table-cell table:style-name="ce45" table:formula="of:=[.E66]/[.D66]" office:value-type="float" office:value="0.000597930288691875" calcext:value-type="float">
            <text:p>5.98E-04</text:p>
          </table:table-cell>
          <table:table-cell table:style-name="ce38" office:value-type="float" office:value="0.0628709" calcext:value-type="float">
            <text:p>0.0628709</text:p>
          </table:table-cell>
          <table:table-cell table:style-name="ce38" office:value-type="float" office:value="0.843184" calcext:value-type="float">
            <text:p>0.84318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6.916" calcext:value-type="float">
            <text:p>66.916</text:p>
          </table:table-cell>
          <table:table-cell table:style-name="ce38" office:value-type="float" office:value="0.0414696" calcext:value-type="float">
            <text:p>0.0414696</text:p>
          </table:table-cell>
          <table:table-cell table:style-name="ce45" table:formula="of:=[.E67]/[.D67]" office:value-type="float" office:value="0.00061972622392253" calcext:value-type="float">
            <text:p>6.20E-04</text:p>
          </table:table-cell>
          <table:table-cell table:style-name="ce38" office:value-type="float" office:value="0.0652391" calcext:value-type="float">
            <text:p>0.0652391</text:p>
          </table:table-cell>
          <table:table-cell table:style-name="ce38" office:value-type="float" office:value="0.852605" calcext:value-type="float">
            <text:p>0.85260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.48718" calcext:value-type="float">
            <text:p>2.48718</text:p>
          </table:table-cell>
          <table:table-cell table:style-name="ce38" office:value-type="float" office:value="0.00153697" calcext:value-type="float">
            <text:p>0.00153697</text:p>
          </table:table-cell>
          <table:table-cell table:style-name="ce45" table:formula="of:=[.E68]/[.D68]" office:value-type="float" office:value="0.000617956882895488" calcext:value-type="float">
            <text:p>6.18E-04</text:p>
          </table:table-cell>
          <table:table-cell table:style-name="ce38" office:value-type="float" office:value="0.0652113" calcext:value-type="float">
            <text:p>0.0652113</text:p>
          </table:table-cell>
          <table:table-cell table:style-name="ce38" office:value-type="float" office:value="0.853108" calcext:value-type="float">
            <text:p>0.85310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15239" calcext:value-type="float">
            <text:p>3.15239</text:p>
          </table:table-cell>
          <table:table-cell table:style-name="ce38" office:value-type="float" office:value="0.00191425" calcext:value-type="float">
            <text:p>0.00191425</text:p>
          </table:table-cell>
          <table:table-cell table:style-name="ce45" table:formula="of:=[.E69]/[.D69]" office:value-type="float" office:value="0.000607237683154686" calcext:value-type="float">
            <text:p>6.07E-04</text:p>
          </table:table-cell>
          <table:table-cell table:style-name="ce38" office:value-type="float" office:value="0.0638437" calcext:value-type="float">
            <text:p>0.0638437</text:p>
          </table:table-cell>
          <table:table-cell table:style-name="ce38" office:value-type="float" office:value="0.853624" calcext:value-type="float">
            <text:p>0.85362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31.707" calcext:value-type="float">
            <text:p>231.707</text:p>
          </table:table-cell>
          <table:table-cell table:style-name="ce38" office:value-type="float" office:value="0.144943" calcext:value-type="float">
            <text:p>0.144943</text:p>
          </table:table-cell>
          <table:table-cell table:style-name="ce45" table:formula="of:=[.E70]/[.D70]" office:value-type="float" office:value="0.000625544329692241" calcext:value-type="float">
            <text:p>6.26E-04</text:p>
          </table:table-cell>
          <table:table-cell table:style-name="ce38" office:value-type="float" office:value="0.0658072" calcext:value-type="float">
            <text:p>0.0658072</text:p>
          </table:table-cell>
          <table:table-cell table:style-name="ce38" office:value-type="float" office:value="0.841764" calcext:value-type="float">
            <text:p>0.84176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3">
          <table:table-cell table:style-name="ce40" office:value-type="string" calcext:value-type="string" table:number-columns-spanned="10" table:number-rows-spanned="1">
            <text:p>Dimension:2 <text:s/>|| <text:s/>variable: [t, phi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29301" calcext:value-type="float">
            <text:p>1.29301</text:p>
          </table:table-cell>
          <table:table-cell table:style-name="ce44" office:value-type="float" office:value="0.0000971608" calcext:value-type="float">
            <text:p>9.72E-05</text:p>
          </table:table-cell>
          <table:table-cell table:style-name="ce44" table:formula="of:=[.E74]/[.D74]" office:value-type="float" office:value="0.0000751431156758262" calcext:value-type="float">
            <text:p>7.51E-05</text:p>
          </table:table-cell>
          <table:table-cell table:style-name="ce38" office:value-type="float" office:value="0.00790465" calcext:value-type="float">
            <text:p>0.00790465</text:p>
          </table:table-cell>
          <table:table-cell table:style-name="ce38" office:value-type="float" office:value="0.990181" calcext:value-type="float">
            <text:p>0.99018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62" calcext:value-type="float">
            <text:p>1260562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7667" calcext:value-type="float">
            <text:p>1.47667</text:p>
          </table:table-cell>
          <table:table-cell table:style-name="ce44" office:value-type="float" office:value="0.0000897816" calcext:value-type="float">
            <text:p>8.98E-05</text:p>
          </table:table-cell>
          <table:table-cell table:style-name="ce44" table:formula="of:=[.E75]/[.D75]" office:value-type="float" office:value="0.00006080004334076" calcext:value-type="float">
            <text:p>6.08E-05</text:p>
          </table:table-cell>
          <table:table-cell table:style-name="ce38" office:value-type="float" office:value="0.00636778" calcext:value-type="float">
            <text:p>0.00636778</text:p>
          </table:table-cell>
          <table:table-cell table:style-name="ce38" office:value-type="float" office:value="0.989975" calcext:value-type="float">
            <text:p>0.98997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82" calcext:value-type="float">
            <text:p>1260582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9244" calcext:value-type="float">
            <text:p>1.49244</text:p>
          </table:table-cell>
          <table:table-cell table:style-name="ce44" office:value-type="float" office:value="0.000082357" calcext:value-type="float">
            <text:p>8.24E-05</text:p>
          </table:table-cell>
          <table:table-cell table:style-name="ce44" table:formula="of:=[.E76]/[.D76]" office:value-type="float" office:value="0.0000551827879177723" calcext:value-type="float">
            <text:p>5.52E-05</text:p>
          </table:table-cell>
          <table:table-cell table:style-name="ce38" office:value-type="float" office:value="0.0057784" calcext:value-type="float">
            <text:p>0.0057784</text:p>
          </table:table-cell>
          <table:table-cell table:style-name="ce38" office:value-type="float" office:value="0.990078" calcext:value-type="float">
            <text:p>0.99007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8" calcext:value-type="float">
            <text:p>1260558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2247" calcext:value-type="float">
            <text:p>1.32247</text:p>
          </table:table-cell>
          <table:table-cell table:style-name="ce44" office:value-type="float" office:value="0.0000691772" calcext:value-type="float">
            <text:p>6.92E-05</text:p>
          </table:table-cell>
          <table:table-cell table:style-name="ce44" table:formula="of:=[.E77]/[.D77]" office:value-type="float" office:value="0.000052309088296899" calcext:value-type="float">
            <text:p>5.23E-05</text:p>
          </table:table-cell>
          <table:table-cell table:style-name="ce38" office:value-type="float" office:value="0.00548621" calcext:value-type="float">
            <text:p>0.00548621</text:p>
          </table:table-cell>
          <table:table-cell table:style-name="ce38" office:value-type="float" office:value="0.99494" calcext:value-type="float">
            <text:p>0.9949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4" calcext:value-type="float">
            <text:p>1260554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7713" calcext:value-type="float">
            <text:p>1.37713</text:p>
          </table:table-cell>
          <table:table-cell table:style-name="ce44" office:value-type="float" office:value="0.000072812" calcext:value-type="float">
            <text:p>7.28E-05</text:p>
          </table:table-cell>
          <table:table-cell table:style-name="ce44" table:formula="of:=[.E78]/[.D78]" office:value-type="float" office:value="0.0000528722778532165" calcext:value-type="float">
            <text:p>5.29E-05</text:p>
          </table:table-cell>
          <table:table-cell table:style-name="ce38" office:value-type="float" office:value="0.00554455" calcext:value-type="float">
            <text:p>0.00554455</text:p>
          </table:table-cell>
          <table:table-cell table:style-name="ce38" office:value-type="float" office:value="0.994979" calcext:value-type="float">
            <text:p>0.99497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9" calcext:value-type="float">
            <text:p>1260559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8143" calcext:value-type="float">
            <text:p>1.38143</text:p>
          </table:table-cell>
          <table:table-cell table:style-name="ce38" office:value-type="float" office:value="0.000180331" calcext:value-type="float">
            <text:p>0.000180331</text:p>
          </table:table-cell>
          <table:table-cell table:style-name="ce45" table:formula="of:=[.E79]/[.D79]" office:value-type="float" office:value="0.000130539368625265" calcext:value-type="float">
            <text:p>1.31E-04</text:p>
          </table:table-cell>
          <table:table-cell table:style-name="ce45" office:value-type="float" office:value="0.0136848" calcext:value-type="float">
            <text:p>1.37E-02</text:p>
          </table:table-cell>
          <table:table-cell table:style-name="ce38" office:value-type="float" office:value="0.975387" calcext:value-type="float">
            <text:p>0.97538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8831" calcext:value-type="float">
            <text:p>1.48831</text:p>
          </table:table-cell>
          <table:table-cell table:style-name="ce38" office:value-type="float" office:value="0.000179305" calcext:value-type="float">
            <text:p>0.000179305</text:p>
          </table:table-cell>
          <table:table-cell table:style-name="ce45" table:formula="of:=[.E80]/[.D80]" office:value-type="float" office:value="0.00012047557296531" calcext:value-type="float">
            <text:p>1.20E-04</text:p>
          </table:table-cell>
          <table:table-cell table:style-name="ce45" office:value-type="float" office:value="0.0125953" calcext:value-type="float">
            <text:p>1.26E-02</text:p>
          </table:table-cell>
          <table:table-cell table:style-name="ce38" office:value-type="float" office:value="0.980449" calcext:value-type="float">
            <text:p>0.98044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27796" calcext:value-type="float">
            <text:p>1.27796</text:p>
          </table:table-cell>
          <table:table-cell table:style-name="ce38" office:value-type="float" office:value="0.000253575" calcext:value-type="float">
            <text:p>0.000253575</text:p>
          </table:table-cell>
          <table:table-cell table:style-name="ce45" table:formula="of:=[.E81]/[.D81]" office:value-type="float" office:value="0.000198421703339698" calcext:value-type="float">
            <text:p>1.98E-04</text:p>
          </table:table-cell>
          <table:table-cell table:style-name="ce45" office:value-type="float" office:value="0.0207889" calcext:value-type="float">
            <text:p>2.08E-02</text:p>
          </table:table-cell>
          <table:table-cell table:style-name="ce38" office:value-type="float" office:value="0.961358" calcext:value-type="float">
            <text:p>0.9613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9925" calcext:value-type="float">
            <text:p>1.39925</text:p>
          </table:table-cell>
          <table:table-cell table:style-name="ce38" office:value-type="float" office:value="0.000184704" calcext:value-type="float">
            <text:p>0.000184704</text:p>
          </table:table-cell>
          <table:table-cell table:style-name="ce45" table:formula="of:=[.E82]/[.D82]" office:value-type="float" office:value="0.000132002144005717" calcext:value-type="float">
            <text:p>1.32E-04</text:p>
          </table:table-cell>
          <table:table-cell table:style-name="ce45" office:value-type="float" office:value="0.0138369" calcext:value-type="float">
            <text:p>1.38E-02</text:p>
          </table:table-cell>
          <table:table-cell table:style-name="ce38" office:value-type="float" office:value="0.975284" calcext:value-type="float">
            <text:p>0.97528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4019" calcext:value-type="float">
            <text:p>1.44019</text:p>
          </table:table-cell>
          <table:table-cell table:style-name="ce38" office:value-type="float" office:value="0.000170984" calcext:value-type="float">
            <text:p>0.000170984</text:p>
          </table:table-cell>
          <table:table-cell table:style-name="ce45" table:formula="of:=[.E83]/[.D83]" office:value-type="float" office:value="0.000118723224019053" calcext:value-type="float">
            <text:p>1.19E-04</text:p>
          </table:table-cell>
          <table:table-cell table:style-name="ce45" office:value-type="float" office:value="0.0124206" calcext:value-type="float">
            <text:p>1.24E-02</text:p>
          </table:table-cell>
          <table:table-cell table:style-name="ce38" office:value-type="float" office:value="0.975767" calcext:value-type="float">
            <text:p>0.97576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9" table:number-rows-repeated="3">
          <table:table-cell table:number-columns-repeated="4"/>
          <table:table-cell table:style-name="ce46"/>
          <table:table-cell table:number-columns-repeated="1019"/>
        </table:table-row>
        <table:table-row table:style-name="ro4">
          <table:table-cell table:style-name="ce41" office:value-type="string" calcext:value-type="string" table:number-columns-spanned="10" table:number-rows-spanned="1">
            <text:p>Dimension:3 <text:s/>|| <text:s/>variable: [Q2, t, phi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41.36" calcext:value-type="float">
            <text:p>441.36</text:p>
          </table:table-cell>
          <table:table-cell table:style-name="ce37" office:value-type="float" office:value="0.154326" calcext:value-type="float">
            <text:p>0.154326</text:p>
          </table:table-cell>
          <table:table-cell table:style-name="ce44" table:formula="of:=[.E88]/[.D88]" office:value-type="float" office:value="0.000349660141381185" calcext:value-type="float">
            <text:p>3.50E-04</text:p>
          </table:table-cell>
          <table:table-cell table:style-name="ce38" office:value-type="float" office:value="0.0365743" calcext:value-type="float">
            <text:p>0.0365743</text:p>
          </table:table-cell>
          <table:table-cell table:style-name="ce38" office:value-type="float" office:value="0.929239" calcext:value-type="float">
            <text:p>0.92923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265" calcext:value-type="float">
            <text:p>127526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370.39" calcext:value-type="float">
            <text:p>1370.39</text:p>
          </table:table-cell>
          <table:table-cell table:style-name="ce37" office:value-type="float" office:value="0.456903" calcext:value-type="float">
            <text:p>0.456903</text:p>
          </table:table-cell>
          <table:table-cell table:style-name="ce44" table:formula="of:=[.E89]/[.D89]" office:value-type="float" office:value="0.000333410926816454" calcext:value-type="float">
            <text:p>3.33E-04</text:p>
          </table:table-cell>
          <table:table-cell table:style-name="ce38" office:value-type="float" office:value="0.034967" calcext:value-type="float">
            <text:p>0.034967</text:p>
          </table:table-cell>
          <table:table-cell table:style-name="ce38" office:value-type="float" office:value="0.933983" calcext:value-type="float">
            <text:p>0.93398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7232" calcext:value-type="float">
            <text:p>127723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86.077" calcext:value-type="float">
            <text:p>886.077</text:p>
          </table:table-cell>
          <table:table-cell table:style-name="ce37" office:value-type="float" office:value="0.310907" calcext:value-type="float">
            <text:p>0.310907</text:p>
          </table:table-cell>
          <table:table-cell table:style-name="ce44" table:formula="of:=[.E90]/[.D90]" office:value-type="float" office:value="0.000350880341099024" calcext:value-type="float">
            <text:p>3.51E-04</text:p>
          </table:table-cell>
          <table:table-cell table:style-name="ce38" office:value-type="float" office:value="0.0367823" calcext:value-type="float">
            <text:p>0.0367823</text:p>
          </table:table-cell>
          <table:table-cell table:style-name="ce38" office:value-type="float" office:value="0.9247" calcext:value-type="float">
            <text:p>0.924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788" calcext:value-type="float">
            <text:p>1274788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2.0803" calcext:value-type="float">
            <text:p>22.0803</text:p>
          </table:table-cell>
          <table:table-cell table:style-name="ce37" office:value-type="float" office:value="0.00768179" calcext:value-type="float">
            <text:p>0.00768179</text:p>
          </table:table-cell>
          <table:table-cell table:style-name="ce44" table:formula="of:=[.E91]/[.D91]" office:value-type="float" office:value="0.000347902428861927" calcext:value-type="float">
            <text:p>3.48E-04</text:p>
          </table:table-cell>
          <table:table-cell table:style-name="ce38" office:value-type="float" office:value="0.036553" calcext:value-type="float">
            <text:p>0.036553</text:p>
          </table:table-cell>
          <table:table-cell table:style-name="ce38" office:value-type="float" office:value="0.925758" calcext:value-type="float">
            <text:p>0.9257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2196" calcext:value-type="float">
            <text:p>127219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4.1185" calcext:value-type="float">
            <text:p>14.1185</text:p>
          </table:table-cell>
          <table:table-cell table:style-name="ce37" office:value-type="float" office:value="0.00485277" calcext:value-type="float">
            <text:p>0.00485277</text:p>
          </table:table-cell>
          <table:table-cell table:style-name="ce44" table:formula="of:=[.E92]/[.D92]" office:value-type="float" office:value="0.000343717108758013" calcext:value-type="float">
            <text:p>3.44E-04</text:p>
          </table:table-cell>
          <table:table-cell table:style-name="ce38" office:value-type="float" office:value="0.0361705" calcext:value-type="float">
            <text:p>0.0361705</text:p>
          </table:table-cell>
          <table:table-cell table:style-name="ce38" office:value-type="float" office:value="0.929386" calcext:value-type="float">
            <text:p>0.92938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266" calcext:value-type="float">
            <text:p>1274266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67882" calcext:value-type="float">
            <text:p>3.67882</text:p>
          </table:table-cell>
          <table:table-cell table:style-name="ce38" office:value-type="float" office:value="0.00275959" calcext:value-type="float">
            <text:p>0.00275959</text:p>
          </table:table-cell>
          <table:table-cell table:style-name="ce45" table:formula="of:=[.E93]/[.D93]" office:value-type="float" office:value="0.00075012911748876" calcext:value-type="float">
            <text:p>7.50E-04</text:p>
          </table:table-cell>
          <table:table-cell table:style-name="ce38" office:value-type="float" office:value="0.0788991" calcext:value-type="float">
            <text:p>0.0788991</text:p>
          </table:table-cell>
          <table:table-cell table:style-name="ce38" office:value-type="float" office:value="0.824576" calcext:value-type="float">
            <text:p>0.82457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8.7735" calcext:value-type="float">
            <text:p>18.7735</text:p>
          </table:table-cell>
          <table:table-cell table:style-name="ce38" office:value-type="float" office:value="0.0139914" calcext:value-type="float">
            <text:p>0.0139914</text:p>
          </table:table-cell>
          <table:table-cell table:style-name="ce45" table:formula="of:=[.E94]/[.D94]" office:value-type="float" office:value="0.000745273923349402" calcext:value-type="float">
            <text:p>7.45E-04</text:p>
          </table:table-cell>
          <table:table-cell table:style-name="ce38" office:value-type="float" office:value="0.0784237" calcext:value-type="float">
            <text:p>0.0784237</text:p>
          </table:table-cell>
          <table:table-cell table:style-name="ce38" office:value-type="float" office:value="0.826512" calcext:value-type="float">
            <text:p>0.8265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4.9097" calcext:value-type="float">
            <text:p>54.9097</text:p>
          </table:table-cell>
          <table:table-cell table:style-name="ce38" office:value-type="float" office:value="0.0413282" calcext:value-type="float">
            <text:p>0.0413282</text:p>
          </table:table-cell>
          <table:table-cell table:style-name="ce45" table:formula="of:=[.E95]/[.D95]" office:value-type="float" office:value="0.000752657545023921" calcext:value-type="float">
            <text:p>7.53E-04</text:p>
          </table:table-cell>
          <table:table-cell table:style-name="ce38" office:value-type="float" office:value="0.0791294" calcext:value-type="float">
            <text:p>0.0791294</text:p>
          </table:table-cell>
          <table:table-cell table:style-name="ce38" office:value-type="float" office:value="0.821138" calcext:value-type="float">
            <text:p>0.82113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54145" calcext:value-type="float">
            <text:p>6.54145</text:p>
          </table:table-cell>
          <table:table-cell table:style-name="ce38" office:value-type="float" office:value="0.00460688" calcext:value-type="float">
            <text:p>0.00460688</text:p>
          </table:table-cell>
          <table:table-cell table:style-name="ce45" table:formula="of:=[.E96]/[.D96]" office:value-type="float" office:value="0.000704259758921952" calcext:value-type="float">
            <text:p>7.04E-04</text:p>
          </table:table-cell>
          <table:table-cell table:style-name="ce38" office:value-type="float" office:value="0.0741717" calcext:value-type="float">
            <text:p>0.0741717</text:p>
          </table:table-cell>
          <table:table-cell table:style-name="ce38" office:value-type="float" office:value="0.821077" calcext:value-type="float">
            <text:p>0.82107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6.117" calcext:value-type="float">
            <text:p>146.117</text:p>
          </table:table-cell>
          <table:table-cell table:style-name="ce38" office:value-type="float" office:value="0.107171" calcext:value-type="float">
            <text:p>0.107171</text:p>
          </table:table-cell>
          <table:table-cell table:style-name="ce45" table:formula="of:=[.E97]/[.D97]" office:value-type="float" office:value="0.000733460172327655" calcext:value-type="float">
            <text:p>7.33E-04</text:p>
          </table:table-cell>
          <table:table-cell table:style-name="ce38" office:value-type="float" office:value="0.0771841" calcext:value-type="float">
            <text:p>0.0771841</text:p>
          </table:table-cell>
          <table:table-cell table:style-name="ce38" office:value-type="float" office:value="0.827028" calcext:value-type="float">
            <text:p>0.82702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style-name="ce59" table:number-columns-repeated="5"/>
          <table:table-cell table:style-name="ce67"/>
          <table:table-cell table:style-name="ce59" table:number-columns-repeated="1018"/>
        </table:table-row>
        <table:table-row table:style-name="ro16">
          <table:table-cell table:style-name="ce41" office:value-type="string" calcext:value-type="string" table:number-columns-spanned="10" table:number-rows-spanned="1">
            <text:p>Dimension:3 <text:s/>|| <text:s/>variable: [Xb, t, phi]</text:p>
          </table:table-cell>
          <table:covered-table-cell table:number-columns-repeated="4" table:style-name="ce59"/>
          <table:covered-table-cell table:style-name="ce67"/>
          <table:covered-table-cell table:number-columns-repeated="4" table:style-name="ce59"/>
          <table:table-cell table:style-name="ce59"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3.5083" calcext:value-type="float">
            <text:p>13.5083</text:p>
          </table:table-cell>
          <table:table-cell table:style-name="ce37" office:value-type="float" office:value="0.00457626" calcext:value-type="float">
            <text:p>0.00457626</text:p>
          </table:table-cell>
          <table:table-cell table:style-name="ce44" table:formula="of:=[.E102]/[.D102]" office:value-type="float" office:value="0.000338773938985661" calcext:value-type="float">
            <text:p>3.39E-04</text:p>
          </table:table-cell>
          <table:table-cell table:style-name="ce38" office:value-type="float" office:value="0.035568" calcext:value-type="float">
            <text:p>0.035568</text:p>
          </table:table-cell>
          <table:table-cell table:style-name="ce38" office:value-type="float" office:value="0.929696" calcext:value-type="float">
            <text:p>0.92969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799" calcext:value-type="float">
            <text:p>127579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68539" calcext:value-type="float">
            <text:p>4.68539</text:p>
          </table:table-cell>
          <table:table-cell table:style-name="ce37" office:value-type="float" office:value="0.00158165" calcext:value-type="float">
            <text:p>0.00158165</text:p>
          </table:table-cell>
          <table:table-cell table:style-name="ce44" table:formula="of:=[.E103]/[.D103]" office:value-type="float" office:value="0.000337570618454387" calcext:value-type="float">
            <text:p>3.38E-04</text:p>
          </table:table-cell>
          <table:table-cell table:style-name="ce38" office:value-type="float" office:value="0.035371" calcext:value-type="float">
            <text:p>0.035371</text:p>
          </table:table-cell>
          <table:table-cell table:style-name="ce38" office:value-type="float" office:value="0.929567" calcext:value-type="float">
            <text:p>0.92956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564" calcext:value-type="float">
            <text:p>127556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0093" calcext:value-type="float">
            <text:p>3.50093</text:p>
          </table:table-cell>
          <table:table-cell table:style-name="ce37" office:value-type="float" office:value="0.00120295" calcext:value-type="float">
            <text:p>0.00120295</text:p>
          </table:table-cell>
          <table:table-cell table:style-name="ce44" table:formula="of:=[.E104]/[.D104]" office:value-type="float" office:value="0.000343608698260177" calcext:value-type="float">
            <text:p>3.44E-04</text:p>
          </table:table-cell>
          <table:table-cell table:style-name="ce38" office:value-type="float" office:value="0.0360183" calcext:value-type="float">
            <text:p>0.0360183</text:p>
          </table:table-cell>
          <table:table-cell table:style-name="ce38" office:value-type="float" office:value="0.929306" calcext:value-type="float">
            <text:p>0.92930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649" calcext:value-type="float">
            <text:p>127464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91035" calcext:value-type="float">
            <text:p>3.91035</text:p>
          </table:table-cell>
          <table:table-cell table:style-name="ce37" office:value-type="float" office:value="0.00130734" calcext:value-type="float">
            <text:p>0.00130734</text:p>
          </table:table-cell>
          <table:table-cell table:style-name="ce44" table:formula="of:=[.E105]/[.D105]" office:value-type="float" office:value="0.000334328129195596" calcext:value-type="float">
            <text:p>3.34E-04</text:p>
          </table:table-cell>
          <table:table-cell table:style-name="ce38" office:value-type="float" office:value="0.0350918" calcext:value-type="float">
            <text:p>0.0350918</text:p>
          </table:table-cell>
          <table:table-cell table:style-name="ce38" office:value-type="float" office:value="0.929236" calcext:value-type="float">
            <text:p>0.92923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602" calcext:value-type="float">
            <text:p>127560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64385" calcext:value-type="float">
            <text:p>1.64385</text:p>
          </table:table-cell>
          <table:table-cell table:style-name="ce37" office:value-type="float" office:value="0.000563967" calcext:value-type="float">
            <text:p>0.000563967</text:p>
          </table:table-cell>
          <table:table-cell table:style-name="ce44" table:formula="of:=[.E106]/[.D106]" office:value-type="float" office:value="0.000343076923076923" calcext:value-type="float">
            <text:p>3.43E-04</text:p>
          </table:table-cell>
          <table:table-cell table:style-name="ce38" office:value-type="float" office:value="0.0359215" calcext:value-type="float">
            <text:p>0.0359215</text:p>
          </table:table-cell>
          <table:table-cell table:style-name="ce38" office:value-type="float" office:value="0.925779" calcext:value-type="float">
            <text:p>0.92577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6157" calcext:value-type="float">
            <text:p>1276157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57498" calcext:value-type="float">
            <text:p>0.57498</text:p>
          </table:table-cell>
          <table:table-cell table:style-name="ce38" office:value-type="float" office:value="0.000451775" calcext:value-type="float">
            <text:p>0.000451775</text:p>
          </table:table-cell>
          <table:table-cell table:style-name="ce45" table:formula="of:=[.E107]/[.D107]" office:value-type="float" office:value="0.000785722981668928" calcext:value-type="float">
            <text:p>7.86E-04</text:p>
          </table:table-cell>
          <table:table-cell table:style-name="ce38" office:value-type="float" office:value="0.0826429" calcext:value-type="float">
            <text:p>0.0826429</text:p>
          </table:table-cell>
          <table:table-cell table:style-name="ce38" office:value-type="float" office:value="0.797141" calcext:value-type="float">
            <text:p>0.79714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1102" calcext:value-type="float">
            <text:p>1.41102</text:p>
          </table:table-cell>
          <table:table-cell table:style-name="ce38" office:value-type="float" office:value="0.00111597" calcext:value-type="float">
            <text:p>0.00111597</text:p>
          </table:table-cell>
          <table:table-cell table:style-name="ce45" table:formula="of:=[.E108]/[.D108]" office:value-type="float" office:value="0.000790895947612365" calcext:value-type="float">
            <text:p>7.91E-04</text:p>
          </table:table-cell>
          <table:table-cell table:style-name="ce38" office:value-type="float" office:value="0.0831868" calcext:value-type="float">
            <text:p>0.0831868</text:p>
          </table:table-cell>
          <table:table-cell table:style-name="ce38" office:value-type="float" office:value="0.785669" calcext:value-type="float">
            <text:p>0.78566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37411" calcext:value-type="float">
            <text:p>7.37411</text:p>
          </table:table-cell>
          <table:table-cell table:style-name="ce38" office:value-type="float" office:value="0.00537588" calcext:value-type="float">
            <text:p>0.00537588</text:p>
          </table:table-cell>
          <table:table-cell table:style-name="ce45" table:formula="of:=[.E109]/[.D109]" office:value-type="float" office:value="0.000729020858110335" calcext:value-type="float">
            <text:p>7.29E-04</text:p>
          </table:table-cell>
          <table:table-cell table:style-name="ce38" office:value-type="float" office:value="0.0768037" calcext:value-type="float">
            <text:p>0.0768037</text:p>
          </table:table-cell>
          <table:table-cell table:style-name="ce38" office:value-type="float" office:value="0.823993" calcext:value-type="float">
            <text:p>0.82399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740636" calcext:value-type="float">
            <text:p>0.740636</text:p>
          </table:table-cell>
          <table:table-cell table:style-name="ce38" office:value-type="float" office:value="0.000546888" calcext:value-type="float">
            <text:p>0.000546888</text:p>
          </table:table-cell>
          <table:table-cell table:style-name="ce45" table:formula="of:=[.E110]/[.D110]" office:value-type="float" office:value="0.000738403210213924" calcext:value-type="float">
            <text:p>7.38E-04</text:p>
          </table:table-cell>
          <table:table-cell table:style-name="ce38" office:value-type="float" office:value="0.0775358" calcext:value-type="float">
            <text:p>0.0775358</text:p>
          </table:table-cell>
          <table:table-cell table:style-name="ce38" office:value-type="float" office:value="0.81812" calcext:value-type="float">
            <text:p>0.818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39043" calcext:value-type="float">
            <text:p>6.39043</text:p>
          </table:table-cell>
          <table:table-cell table:style-name="ce38" office:value-type="float" office:value="0.00471322" calcext:value-type="float">
            <text:p>0.00471322</text:p>
          </table:table-cell>
          <table:table-cell table:style-name="ce45" table:formula="of:=[.E111]/[.D111]" office:value-type="float" office:value="0.000737543482989407" calcext:value-type="float">
            <text:p>7.38E-04</text:p>
          </table:table-cell>
          <table:table-cell table:style-name="ce38" office:value-type="float" office:value="0.0776874" calcext:value-type="float">
            <text:p>0.0776874</text:p>
          </table:table-cell>
          <table:table-cell table:style-name="ce38" office:value-type="float" office:value="0.821195" calcext:value-type="float">
            <text:p>0.8211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style-name="ce59" table:number-columns-repeated="5"/>
          <table:table-cell table:style-name="ce67"/>
          <table:table-cell table:style-name="ce59" table:number-columns-repeated="1018"/>
        </table:table-row>
        <table:table-row table:style-name="ro17">
          <table:table-cell table:style-name="ce41" office:value-type="string" calcext:value-type="string" table:number-columns-spanned="10" table:number-rows-spanned="1">
            <text:p>Dimension:4 <text:s/>|| <text:s/>shorten the variable range, Q2[8,10], Xb[0.01, 0.03]</text:p>
          </table:table-cell>
          <table:covered-table-cell table:number-columns-repeated="4" table:style-name="ce59"/>
          <table:covered-table-cell table:style-name="ce67"/>
          <table:covered-table-cell table:number-columns-repeated="4" table:style-name="ce59"/>
          <table:table-cell table:style-name="ce59"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77541" calcext:value-type="float">
            <text:p>3.77541</text:p>
          </table:table-cell>
          <table:table-cell table:style-name="ce37" office:value-type="float" office:value="0.00923164" calcext:value-type="float">
            <text:p>0.00923164</text:p>
          </table:table-cell>
          <table:table-cell table:style-name="ce44" table:formula="of:=[.E116]/[.D116]" office:value-type="float" office:value="0.00244520197806331" calcext:value-type="float">
            <text:p>2.45E-03</text:p>
          </table:table-cell>
          <table:table-cell table:style-name="ce38" office:value-type="float" office:value="0.0809507" calcext:value-type="float">
            <text:p>0.0809507</text:p>
          </table:table-cell>
          <table:table-cell table:style-name="ce38" office:value-type="float" office:value="0.832829" calcext:value-type="float">
            <text:p>0.83282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2067" calcext:value-type="float">
            <text:p>1282067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63818" calcext:value-type="float">
            <text:p>2.63818</text:p>
          </table:table-cell>
          <table:table-cell table:style-name="ce37" office:value-type="float" office:value="0.00661104" calcext:value-type="float">
            <text:p>0.00661104</text:p>
          </table:table-cell>
          <table:table-cell table:style-name="ce44" table:formula="of:=[.E117]/[.D117]" office:value-type="float" office:value="0.00250590937691894" calcext:value-type="float">
            <text:p>2.51E-03</text:p>
          </table:table-cell>
          <table:table-cell table:style-name="ce38" office:value-type="float" office:value="0.0831873" calcext:value-type="float">
            <text:p>0.0831873</text:p>
          </table:table-cell>
          <table:table-cell table:style-name="ce38" office:value-type="float" office:value="0.828754" calcext:value-type="float">
            <text:p>0.82875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0973" calcext:value-type="float">
            <text:p>128097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.09166" calcext:value-type="float">
            <text:p>8.09166</text:p>
          </table:table-cell>
          <table:table-cell table:style-name="ce37" office:value-type="float" office:value="0.0208704" calcext:value-type="float">
            <text:p>0.0208704</text:p>
          </table:table-cell>
          <table:table-cell table:style-name="ce44" table:formula="of:=[.E118]/[.D118]" office:value-type="float" office:value="0.00257924826302638" calcext:value-type="float">
            <text:p>2.58E-03</text:p>
          </table:table-cell>
          <table:table-cell table:style-name="ce38" office:value-type="float" office:value="0.086048" calcext:value-type="float">
            <text:p>0.086048</text:p>
          </table:table-cell>
          <table:table-cell table:style-name="ce38" office:value-type="float" office:value="0.82358" calcext:value-type="float">
            <text:p>0.823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376" calcext:value-type="float">
            <text:p>128137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1196" calcext:value-type="float">
            <text:p>3.51196</text:p>
          </table:table-cell>
          <table:table-cell table:style-name="ce37" office:value-type="float" office:value="0.00879687" calcext:value-type="float">
            <text:p>0.00879687</text:p>
          </table:table-cell>
          <table:table-cell table:style-name="ce44" table:formula="of:=[.E119]/[.D119]" office:value-type="float" office:value="0.00250483205959066" calcext:value-type="float">
            <text:p>2.50E-03</text:p>
          </table:table-cell>
          <table:table-cell table:style-name="ce38" office:value-type="float" office:value="0.0830382" calcext:value-type="float">
            <text:p>0.0830382</text:p>
          </table:table-cell>
          <table:table-cell table:style-name="ce38" office:value-type="float" office:value="0.842475" calcext:value-type="float">
            <text:p>0.84247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500" calcext:value-type="float">
            <text:p>1281500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1506" calcext:value-type="float">
            <text:p>3.51506</text:p>
          </table:table-cell>
          <table:table-cell table:style-name="ce37" office:value-type="float" office:value="0.00879727" calcext:value-type="float">
            <text:p>0.00879727</text:p>
          </table:table-cell>
          <table:table-cell table:style-name="ce44" table:formula="of:=[.E120]/[.D120]" office:value-type="float" office:value="0.00250273679538898" calcext:value-type="float">
            <text:p>2.50E-03</text:p>
          </table:table-cell>
          <table:table-cell table:style-name="ce38" office:value-type="float" office:value="0.083533" calcext:value-type="float">
            <text:p>0.083533</text:p>
          </table:table-cell>
          <table:table-cell table:style-name="ce38" office:value-type="float" office:value="0.829595" calcext:value-type="float">
            <text:p>0.8295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410" calcext:value-type="float">
            <text:p>128141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58052" calcext:value-type="float">
            <text:p>5.58052</text:p>
          </table:table-cell>
          <table:table-cell table:style-name="ce38" office:value-type="float" office:value="0.0266269" calcext:value-type="float">
            <text:p>0.0266269</text:p>
          </table:table-cell>
          <table:table-cell table:style-name="ce45" table:formula="of:=[.E121]/[.D121]" office:value-type="float" office:value="0.00477140123142646" calcext:value-type="float">
            <text:p>4.77E-03</text:p>
          </table:table-cell>
          <table:table-cell table:style-name="ce38" office:value-type="float" office:value="0.161172" calcext:value-type="float">
            <text:p>0.161172</text:p>
          </table:table-cell>
          <table:table-cell table:style-name="ce38" office:value-type="float" office:value="0.676907" calcext:value-type="float">
            <text:p>0.67690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1836" calcext:value-type="float">
            <text:p>4.1836</text:p>
          </table:table-cell>
          <table:table-cell table:style-name="ce38" office:value-type="float" office:value="0.0199434" calcext:value-type="float">
            <text:p>0.0199434</text:p>
          </table:table-cell>
          <table:table-cell table:style-name="ce45" table:formula="of:=[.E122]/[.D122]" office:value-type="float" office:value="0.0047670427383115" calcext:value-type="float">
            <text:p>4.77E-03</text:p>
          </table:table-cell>
          <table:table-cell table:style-name="ce38" office:value-type="float" office:value="0.159251" calcext:value-type="float">
            <text:p>0.159251</text:p>
          </table:table-cell>
          <table:table-cell table:style-name="ce38" office:value-type="float" office:value="0.629912" calcext:value-type="float">
            <text:p>0.6299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82735" calcext:value-type="float">
            <text:p>5.82735</text:p>
          </table:table-cell>
          <table:table-cell table:style-name="ce38" office:value-type="float" office:value="0.0270547" calcext:value-type="float">
            <text:p>0.0270547</text:p>
          </table:table-cell>
          <table:table-cell table:style-name="ce45" table:formula="of:=[.E123]/[.D123]" office:value-type="float" office:value="0.00464271066608321" calcext:value-type="float">
            <text:p>4.64E-03</text:p>
          </table:table-cell>
          <table:table-cell table:style-name="ce38" office:value-type="float" office:value="0.15751" calcext:value-type="float">
            <text:p>0.15751</text:p>
          </table:table-cell>
          <table:table-cell table:style-name="ce38" office:value-type="float" office:value="0.704366" calcext:value-type="float">
            <text:p>0.70436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86658" calcext:value-type="float">
            <text:p>6.86658</text:p>
          </table:table-cell>
          <table:table-cell table:style-name="ce38" office:value-type="float" office:value="0.0326545" calcext:value-type="float">
            <text:p>0.0326545</text:p>
          </table:table-cell>
          <table:table-cell table:style-name="ce45" table:formula="of:=[.E124]/[.D124]" office:value-type="float" office:value="0.00475556973049174" calcext:value-type="float">
            <text:p>4.76E-03</text:p>
          </table:table-cell>
          <table:table-cell table:style-name="ce38" office:value-type="float" office:value="0.160848" calcext:value-type="float">
            <text:p>0.160848</text:p>
          </table:table-cell>
          <table:table-cell table:style-name="ce38" office:value-type="float" office:value="0.691982" calcext:value-type="float">
            <text:p>0.69198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21355" calcext:value-type="float">
            <text:p>5.21355</text:p>
          </table:table-cell>
          <table:table-cell table:style-name="ce38" office:value-type="float" office:value="0.0249064" calcext:value-type="float">
            <text:p>0.0249064</text:p>
          </table:table-cell>
          <table:table-cell table:style-name="ce45" table:formula="of:=[.E125]/[.D125]" office:value-type="float" office:value="0.00477724391249724" calcext:value-type="float">
            <text:p>4.78E-03</text:p>
          </table:table-cell>
          <table:table-cell table:style-name="ce38" office:value-type="float" office:value="0.161227" calcext:value-type="float">
            <text:p>0.161227</text:p>
          </table:table-cell>
          <table:table-cell table:style-name="ce38" office:value-type="float" office:value="0.635527" calcext:value-type="float">
            <text:p>0.63552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10484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工作表4" table:style-name="ta1">
        <table:table-column table:style-name="co9" table:default-cell-style-name="ce5"/>
        <table:table-column table:style-name="co23" table:default-cell-style-name="ce5"/>
        <table:table-column table:style-name="co9" table:default-cell-style-name="ce5"/>
        <table:table-column table:style-name="co2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8" table:default-cell-style-name="ce5"/>
        <table:table-column table:style-name="co29" table:default-cell-style-name="ce5"/>
        <table:table-column table:style-name="co9" table:number-columns-repeated="1013" table:default-cell-style-name="ce5"/>
        <table:table-row table:style-name="ro18">
          <table:table-cell table:style-name="ce69" office:value-type="string" calcext:value-type="string">
            <text:p>Ncells</text:p>
          </table:table-cell>
          <table:table-cell table:style-name="ce69" office:value-type="string" calcext:value-type="string">
            <text:p>Nsample</text:p>
          </table:table-cell>
          <table:table-cell table:style-name="ce69" office:value-type="string" calcext:value-type="string">
            <text:p>Nbins</text:p>
          </table:table-cell>
          <table:table-cell table:style-name="ce70" office:value-type="string" calcext:value-type="string">
            <text:p>MCresult</text:p>
          </table:table-cell>
          <table:table-cell table:style-name="ce70" office:value-type="string" calcext:value-type="string">
            <text:p>MCerror</text:p>
          </table:table-cell>
          <table:table-cell table:style-name="ce70" office:value-type="string" calcext:value-type="string">
            <text:p>xsec_Integral</text:p>
          </table:table-cell>
          <table:table-cell table:style-name="ce70" office:value-type="string" calcext:value-type="string">
            <text:p>xsec_Integral_err</text:p>
          </table:table-cell>
          <table:table-cell table:style-name="ce69" office:value-type="string" calcext:value-type="string">
            <text:p>Sigma/AveWt</text:p>
          </table:table-cell>
          <table:table-cell table:style-name="ce69" office:value-type="string" calcext:value-type="string">
            <text:p>Effic</text:p>
          </table:table-cell>
          <table:table-cell table:style-name="ce69" office:value-type="string" calcext:value-type="string">
            <text:p>eps</text:p>
          </table:table-cell>
          <table:table-cell table:style-name="ce69" office:value-type="string" calcext:value-type="string">
            <text:p>nCalls</text:p>
          </table:table-cell>
          <table:table-cell table:style-name="ce72"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326387" calcext:value-type="float">
            <text:p>0.326387</text:p>
          </table:table-cell>
          <table:table-cell table:style-name="ce9" office:value-type="float" office:value="0.0390477" calcext:value-type="float">
            <text:p>0.0390477</text:p>
          </table:table-cell>
          <table:table-cell table:style-name="ce9" office:value-type="float" office:value="0.326387" calcext:value-type="float">
            <text:p>0.326387</text:p>
          </table:table-cell>
          <table:table-cell table:style-name="ce9" office:value-type="float" office:value="0.0390477" calcext:value-type="float">
            <text:p>0.0390477</text:p>
          </table:table-cell>
          <table:table-cell table:style-name="ce21" office:value-type="float" office:value="49.9369" calcext:value-type="float">
            <text:p>49.9369</text:p>
          </table:table-cell>
          <table:table-cell table:style-name="ce71" office:value-type="float" office:value="1.52516E-201" calcext:value-type="float">
            <text:p>1.53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296125" calcext:value-type="float">
            <text:p>0.296125</text:p>
          </table:table-cell>
          <table:table-cell table:style-name="ce9" office:value-type="float" office:value="0.0183825" calcext:value-type="float">
            <text:p>0.0183825</text:p>
          </table:table-cell>
          <table:table-cell table:style-name="ce9" office:value-type="float" office:value="0.296125" calcext:value-type="float">
            <text:p>0.296125</text:p>
          </table:table-cell>
          <table:table-cell table:style-name="ce9" office:value-type="float" office:value="0.0183825" calcext:value-type="float">
            <text:p>0.0183825</text:p>
          </table:table-cell>
          <table:table-cell table:style-name="ce21" office:value-type="float" office:value="27.0808" calcext:value-type="float">
            <text:p>27.0808</text:p>
          </table:table-cell>
          <table:table-cell table:style-name="ce71" office:value-type="float" office:value="1.26013E-201" calcext:value-type="float">
            <text:p>1.26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427991" calcext:value-type="float">
            <text:p>0.427991</text:p>
          </table:table-cell>
          <table:table-cell table:style-name="ce9" office:value-type="float" office:value="0.114116" calcext:value-type="float">
            <text:p>0.114116</text:p>
          </table:table-cell>
          <table:table-cell table:style-name="ce9" office:value-type="float" office:value="0.427991" calcext:value-type="float">
            <text:p>0.427991</text:p>
          </table:table-cell>
          <table:table-cell table:style-name="ce9" office:value-type="float" office:value="0.114116" calcext:value-type="float">
            <text:p>0.114116</text:p>
          </table:table-cell>
          <table:table-cell table:style-name="ce21" office:value-type="float" office:value="111.846" calcext:value-type="float">
            <text:p>111.846</text:p>
          </table:table-cell>
          <table:table-cell table:style-name="ce71" office:value-type="float" office:value="1.96951E-201" calcext:value-type="float">
            <text:p>1.97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40834" calcext:value-type="float">
            <text:p>0.40834</text:p>
          </table:table-cell>
          <table:table-cell table:style-name="ce9" office:value-type="float" office:value="0.0734004" calcext:value-type="float">
            <text:p>0.0734004</text:p>
          </table:table-cell>
          <table:table-cell table:style-name="ce9" office:value-type="float" office:value="0.40834" calcext:value-type="float">
            <text:p>0.40834</text:p>
          </table:table-cell>
          <table:table-cell table:style-name="ce9" office:value-type="float" office:value="0.0734004" calcext:value-type="float">
            <text:p>0.0734004</text:p>
          </table:table-cell>
          <table:table-cell table:style-name="ce21" office:value-type="float" office:value="78.0519" calcext:value-type="float">
            <text:p>78.0519</text:p>
          </table:table-cell>
          <table:table-cell table:style-name="ce71" office:value-type="float" office:value="1.79556E-201" calcext:value-type="float">
            <text:p>1.80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252473" calcext:value-type="float">
            <text:p>0.252473</text:p>
          </table:table-cell>
          <table:table-cell table:style-name="ce9" office:value-type="float" office:value="0.0167399" calcext:value-type="float">
            <text:p>0.0167399</text:p>
          </table:table-cell>
          <table:table-cell table:style-name="ce9" office:value-type="float" office:value="0.252473" calcext:value-type="float">
            <text:p>0.252473</text:p>
          </table:table-cell>
          <table:table-cell table:style-name="ce9" office:value-type="float" office:value="0.0167399" calcext:value-type="float">
            <text:p>0.0167399</text:p>
          </table:table-cell>
          <table:table-cell table:style-name="ce21" office:value-type="float" office:value="28.954" calcext:value-type="float">
            <text:p>28.954</text:p>
          </table:table-cell>
          <table:table-cell table:style-name="ce71" office:value-type="float" office:value="1.15623E-201" calcext:value-type="float">
            <text:p>1.16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更改後的比較值" table:style-name="ta1">
        <table:table-column table:style-name="co9" table:default-cell-style-name="ce77"/>
        <table:table-column table:style-name="co9" table:default-cell-style-name="ce80"/>
        <table:table-column table:style-name="co30" table:default-cell-style-name="ce80"/>
        <table:table-column table:style-name="co9" table:default-cell-style-name="ce80"/>
        <table:table-column table:style-name="co24" table:default-cell-style-name="ce80"/>
        <table:table-column table:style-name="co31" table:default-cell-style-name="ce83"/>
        <table:table-column table:style-name="co9" table:number-columns-repeated="1018" table:default-cell-style-name="Default"/>
        <table:table-row table:style-name="ro18">
          <table:table-cell table:style-name="ce69"/>
          <table:table-cell table:style-name="ce69" office:value-type="string" calcext:value-type="string">
            <text:p>ncell</text:p>
          </table:table-cell>
          <table:table-cell table:style-name="ce69" office:value-type="string" calcext:value-type="string">
            <text:p>nsample</text:p>
          </table:table-cell>
          <table:table-cell table:style-name="ce69" office:value-type="string" calcext:value-type="string">
            <text:p>nbin</text:p>
          </table:table-cell>
          <table:table-cell table:style-name="ce69" office:value-type="string" calcext:value-type="string">
            <text:p>integral</text:p>
          </table:table-cell>
          <table:table-cell table:style-name="ce82" office:value-type="string" calcext:value-type="string">
            <text:p>error</text:p>
          </table:table-cell>
          <table:table-cell table:style-name="ce86" table:number-columns-repeated="1018"/>
        </table:table-row>
        <table:table-row table:style-name="ro6">
          <table:table-cell office:value-type="string" calcext:value-type="string" table:number-columns-spanned="1" table:number-rows-spanned="3">
            <text:p>Q2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381655" calcext:value-type="float">
            <text:p>0.0381655</text:p>
          </table:table-cell>
          <table:table-cell office:value-type="float" office:value="0.000000871226" calcext:value-type="float">
            <text:p>8.71E-07</text:p>
          </table:table-cell>
          <table:table-cell table:number-columns-repeated="1018"/>
        </table:table-row>
        <table:table-row table:style-name="ro6">
          <table:covered-table-cell table:style-name="ce78"/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.0381657" calcext:value-type="float">
            <text:p>0.0381657</text:p>
          </table:table-cell>
          <table:table-cell table:style-name="ce84" office:value-type="float" office:value="0.000000867292" calcext:value-type="float">
            <text:p>8.67E-07</text:p>
          </table:table-cell>
          <table:table-cell table:number-columns-repeated="1018"/>
        </table:table-row>
        <table:table-row table:style-name="ro6">
          <table:covered-table-cell table:style-name="ce79"/>
          <table:table-cell table:style-name="ce81" office:value-type="float" office:value="2000" calcext:value-type="float">
            <text:p>2000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0.0381653" calcext:value-type="float">
            <text:p>0.0381653</text:p>
          </table:table-cell>
          <table:table-cell table:style-name="ce85" office:value-type="float" office:value="0.000000891406" calcext:value-type="float">
            <text:p>8.91E-07</text:p>
          </table:table-cell>
          <table:table-cell table:number-columns-repeated="1018"/>
        </table:table-row>
        <table:table-row table:style-name="ro6">
          <table:table-cell office:value-type="string" calcext:value-type="string" table:number-columns-spanned="1" table:number-rows-spanned="3">
            <text:p>Xb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.41396" calcext:value-type="float">
            <text:p>1.41396</text:p>
          </table:table-cell>
          <table:table-cell office:value-type="float" office:value="0.000070646" calcext:value-type="float">
            <text:p>7.06E-05</text:p>
          </table:table-cell>
          <table:table-cell table:number-columns-repeated="1018"/>
        </table:table-row>
        <table:table-row table:style-name="ro6">
          <table:covered-table-cell table:style-name="ce78"/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.41389" calcext:value-type="float">
            <text:p>1.41389</text:p>
          </table:table-cell>
          <table:table-cell table:style-name="ce84" office:value-type="float" office:value="0.000070033" calcext:value-type="float">
            <text:p>7.00E-05</text:p>
          </table:table-cell>
          <table:table-cell table:number-columns-repeated="1018"/>
        </table:table-row>
        <table:table-row table:style-name="ro6">
          <table:covered-table-cell table:style-name="ce79"/>
          <table:table-cell table:style-name="ce81" office:value-type="float" office:value="2000" calcext:value-type="float">
            <text:p>2000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.4139" calcext:value-type="float">
            <text:p>1.4139</text:p>
          </table:table-cell>
          <table:table-cell table:style-name="ce85" office:value-type="float" office:value="0.0000743793" calcext:value-type="float">
            <text:p>7.44E-05</text:p>
          </table:table-cell>
          <table:table-cell table:number-columns-repeated="1018"/>
        </table:table-row>
        <table:table-row table:style-name="ro6">
          <table:table-cell office:value-type="string" calcext:value-type="string" table:number-columns-spanned="1" table:number-rows-spanned="3">
            <text:p>t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564844" calcext:value-type="float">
            <text:p>0.0564844</text:p>
          </table:table-cell>
          <table:table-cell office:value-type="float" office:value="0.00000566214" calcext:value-type="float">
            <text:p>5.66E-06</text:p>
          </table:table-cell>
          <table:table-cell table:number-columns-repeated="1018"/>
        </table:table-row>
        <table:table-row table:style-name="ro6">
          <table:covered-table-cell table:style-name="ce78"/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.0564868" calcext:value-type="float">
            <text:p>0.0564868</text:p>
          </table:table-cell>
          <table:table-cell table:style-name="ce84" office:value-type="float" office:value="0.0000028549" calcext:value-type="float">
            <text:p>2.85E-06</text:p>
          </table:table-cell>
          <table:table-cell table:number-columns-repeated="1018"/>
        </table:table-row>
        <table:table-row table:style-name="ro6">
          <table:covered-table-cell table:style-name="ce79"/>
          <table:table-cell table:style-name="ce81" office:value-type="float" office:value="2000" calcext:value-type="float">
            <text:p>2000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0.0564895" calcext:value-type="float">
            <text:p>0.0564895</text:p>
          </table:table-cell>
          <table:table-cell table:style-name="ce85" office:value-type="float" office:value="0.00000252147" calcext:value-type="float">
            <text:p>2.52E-06</text:p>
          </table:table-cell>
          <table:table-cell table:number-columns-repeated="1018"/>
        </table:table-row>
        <table:table-row table:style-name="ro6">
          <table:table-cell office:value-type="string" calcext:value-type="string" table:number-columns-spanned="1" table:number-rows-spanned="3">
            <text:p>phi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21662" calcext:value-type="float">
            <text:p>0.21662</text:p>
          </table:table-cell>
          <table:table-cell office:value-type="float" office:value="0.00000115462" calcext:value-type="float">
            <text:p>1.15E-06</text:p>
          </table:table-cell>
          <table:table-cell table:number-columns-repeated="1018"/>
        </table:table-row>
        <table:table-row table:style-name="ro6">
          <table:covered-table-cell table:style-name="ce78"/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.216621" calcext:value-type="float">
            <text:p>0.216621</text:p>
          </table:table-cell>
          <table:table-cell table:style-name="ce84" office:value-type="float" office:value="0.00000117247" calcext:value-type="float">
            <text:p>1.17E-06</text:p>
          </table:table-cell>
          <table:table-cell table:number-columns-repeated="1018"/>
        </table:table-row>
        <table:table-row table:style-name="ro6">
          <table:covered-table-cell table:style-name="ce79"/>
          <table:table-cell table:style-name="ce81" office:value-type="float" office:value="2000" calcext:value-type="float">
            <text:p>2000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0.216621" calcext:value-type="float">
            <text:p>0.216621</text:p>
          </table:table-cell>
          <table:table-cell table:style-name="ce85" office:value-type="float" office:value="0.00000112784" calcext:value-type="float">
            <text:p>1.13E-06</text:p>
          </table:table-cell>
          <table:table-cell table:number-columns-repeated="1018"/>
        </table:table-row>
      </table:table>
      <table:table table:name="工作表6" table:style-name="ta1">
        <table:table-column table:style-name="co32" table:default-cell-style-name="ce5"/>
        <table:table-column table:style-name="co33" table:default-cell-style-name="ce5"/>
        <table:table-column table:style-name="co24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9" table:number-columns-repeated="1017" table:default-cell-style-name="ce5"/>
        <table:table-row table:style-name="ro11">
          <table:table-cell table:style-name="ce51"/>
          <table:table-cell table:style-name="ce51" office:value-type="string" calcext:value-type="string">
            <text:p>ncells</text:p>
          </table:table-cell>
          <table:table-cell table:style-name="ce51" office:value-type="string" calcext:value-type="string">
            <text:p>nsample</text:p>
          </table:table-cell>
          <table:table-cell table:style-name="ce51" office:value-type="string" calcext:value-type="string">
            <text:p>nbin</text:p>
          </table:table-cell>
          <table:table-cell table:style-name="ce51" office:value-type="string" calcext:value-type="string">
            <text:p>integral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error / integral</text:p>
          </table:table-cell>
          <table:table-cell table:style-name="ce111" table:number-columns-repeated="1017"/>
        </table:table-row>
        <table:table-row table:style-name="ro18">
          <table:table-cell table:style-name="ce51" office:value-type="string" calcext:value-type="string" table:number-columns-spanned="1" table:number-rows-spanned="3">
            <text:p>Q2 : XB </text:p>
          </table:table-cell>
          <table:table-cell table:style-name="ce99" office:value-type="float" office:value="2000" calcext:value-type="float">
            <text:p>2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8" calcext:value-type="float">
            <text:p>8</text:p>
          </table:table-cell>
          <table:table-cell table:style-name="ce104" office:value-type="float" office:value="0.0624952" calcext:value-type="float">
            <text:p>6.25E-02</text:p>
          </table:table-cell>
          <table:table-cell table:style-name="ce104" office:value-type="float" office:value="0.000242631" calcext:value-type="float">
            <text:p>2.43E-04</text:p>
          </table:table-cell>
          <table:table-cell table:style-name="ce108" table:formula="of:=[.F2]/[.E2]" office:value-type="float" office:value="0.00388239416787209" calcext:value-type="float">
            <text:p>3.88E-03</text:p>
          </table:table-cell>
          <table:table-cell table:number-columns-repeated="1017"/>
        </table:table-row>
        <table:table-row table:style-name="ro18">
          <table:covered-table-cell table:style-name="ce97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0.0602695" calcext:value-type="float">
            <text:p>6.03E-02</text:p>
          </table:table-cell>
          <table:table-cell table:style-name="ce107" office:value-type="float" office:value="0.000228218" calcext:value-type="float">
            <text:p>2.28E-04</text:p>
          </table:table-cell>
          <table:table-cell table:style-name="ce109" table:formula="of:=[.F3]/[.E3]" office:value-type="float" office:value="0.00378662507570164" calcext:value-type="float">
            <text:p>3.79E-03</text:p>
          </table:table-cell>
          <table:table-cell table:number-columns-repeated="1017"/>
        </table:table-row>
        <table:table-row table:style-name="ro18">
          <table:covered-table-cell table:style-name="ce97"/>
          <table:table-cell table:style-name="ce101" office:value-type="float" office:value="2000" calcext:value-type="float">
            <text:p>20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" calcext:value-type="float">
            <text:p>8</text:p>
          </table:table-cell>
          <table:table-cell table:style-name="ce106" office:value-type="float" office:value="0.0628698" calcext:value-type="float">
            <text:p>6.29E-02</text:p>
          </table:table-cell>
          <table:table-cell table:style-name="ce106" office:value-type="float" office:value="0.00024734" calcext:value-type="float">
            <text:p>2.47E-04</text:p>
          </table:table-cell>
          <table:table-cell table:style-name="ce110" table:formula="of:=[.F4]/[.E4]" office:value-type="float" office:value="0.00393416234821806" calcext:value-type="float">
            <text:p>3.93E-03</text:p>
          </table:table-cell>
          <table:table-cell table:number-columns-repeated="1017"/>
        </table:table-row>
        <table:table-row table:style-name="ro18">
          <table:table-cell table:style-name="ce98" office:value-type="string" calcext:value-type="string" table:number-columns-spanned="1" table:number-rows-spanned="5">
            <text:p>XB : t</text:p>
          </table:table-cell>
          <table:table-cell table:style-name="ce99" office:value-type="float" office:value="2000" calcext:value-type="float">
            <text:p>2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8" calcext:value-type="float">
            <text:p>8</text:p>
          </table:table-cell>
          <table:table-cell table:style-name="ce104" office:value-type="float" office:value="0.650593" calcext:value-type="float">
            <text:p>6.51E-01</text:p>
          </table:table-cell>
          <table:table-cell table:style-name="ce104" office:value-type="float" office:value="0.0011418" calcext:value-type="float">
            <text:p>1.14E-03</text:p>
          </table:table-cell>
          <table:table-cell table:style-name="ce108" table:formula="of:=[.F5]/[.E5]" office:value-type="float" office:value="0.0017550142715953" calcext:value-type="float">
            <text:p>1.76E-03</text:p>
          </table:table-cell>
          <table:table-cell table:number-columns-repeated="1017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1.7283" calcext:value-type="float">
            <text:p>1.73E+00</text:p>
          </table:table-cell>
          <table:table-cell table:style-name="ce107" office:value-type="float" office:value="0.00361206" calcext:value-type="float">
            <text:p>3.61E-03</text:p>
          </table:table-cell>
          <table:table-cell table:style-name="ce109" table:formula="of:=[.F6]/[.E6]" office:value-type="float" office:value="0.0020899496615171" calcext:value-type="float">
            <text:p>2.09E-03</text:p>
          </table:table-cell>
          <table:table-cell table:number-columns-repeated="1017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1.73118" calcext:value-type="float">
            <text:p>1.73E+00</text:p>
          </table:table-cell>
          <table:table-cell table:style-name="ce107" office:value-type="float" office:value="0.00361963" calcext:value-type="float">
            <text:p>3.62E-03</text:p>
          </table:table-cell>
          <table:table-cell table:style-name="ce109" table:formula="of:=[.F7]/[.E7]" office:value-type="float" office:value="0.00209084555043381" calcext:value-type="float">
            <text:p>2.09E-03</text:p>
          </table:table-cell>
          <table:table-cell table:number-columns-repeated="1017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0.676426" calcext:value-type="float">
            <text:p>6.76E-01</text:p>
          </table:table-cell>
          <table:table-cell table:style-name="ce107" office:value-type="float" office:value="0.00120977" calcext:value-type="float">
            <text:p>1.21E-03</text:p>
          </table:table-cell>
          <table:table-cell table:style-name="ce109" table:formula="of:=[.F8]/[.E8]" office:value-type="float" office:value="0.00178847353590785" calcext:value-type="float">
            <text:p>1.79E-03</text:p>
          </table:table-cell>
          <table:table-cell table:number-columns-repeated="1017"/>
        </table:table-row>
        <table:table-row table:style-name="ro18">
          <table:covered-table-cell table:style-name="ce51"/>
          <table:table-cell table:style-name="ce101" office:value-type="float" office:value="2000" calcext:value-type="float">
            <text:p>20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" calcext:value-type="float">
            <text:p>8</text:p>
          </table:table-cell>
          <table:table-cell table:style-name="ce106" office:value-type="float" office:value="1.04522" calcext:value-type="float">
            <text:p>1.05E+00</text:p>
          </table:table-cell>
          <table:table-cell table:style-name="ce106" office:value-type="float" office:value="0.00187997" calcext:value-type="float">
            <text:p>1.88E-03</text:p>
          </table:table-cell>
          <table:table-cell table:style-name="ce110" table:formula="of:=[.F9]/[.E9]" office:value-type="float" office:value="0.0017986356939209" calcext:value-type="float">
            <text:p>1.80E-03</text:p>
          </table:table-cell>
          <table:table-cell table:number-columns-repeated="1017"/>
        </table:table-row>
        <table:table-row table:style-name="ro18">
          <table:table-cell table:style-name="ce51" office:value-type="string" calcext:value-type="string" table:number-columns-spanned="1" table:number-rows-spanned="3">
            <text:p>t : phi</text:p>
          </table:table-cell>
          <table:table-cell table:style-name="ce99" office:value-type="float" office:value="2000" calcext:value-type="float">
            <text:p>2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8" calcext:value-type="float">
            <text:p>8</text:p>
          </table:table-cell>
          <table:table-cell table:style-name="ce104" office:value-type="float" office:value="0.2518" calcext:value-type="float">
            <text:p>2.52E-01</text:p>
          </table:table-cell>
          <table:table-cell table:style-name="ce104" office:value-type="float" office:value="0.000217519" calcext:value-type="float">
            <text:p>2.18E-04</text:p>
          </table:table-cell>
          <table:table-cell table:style-name="ce108" table:formula="of:=[.F10]/[.E10]" office:value-type="float" office:value="0.000863856235107228" calcext:value-type="float">
            <text:p>8.64E-04</text:p>
          </table:table-cell>
          <table:table-cell table:number-columns-repeated="1017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0.251502" calcext:value-type="float">
            <text:p>2.52E-01</text:p>
          </table:table-cell>
          <table:table-cell table:style-name="ce107" office:value-type="float" office:value="0.00022335" calcext:value-type="float">
            <text:p>2.23E-04</text:p>
          </table:table-cell>
          <table:table-cell table:style-name="ce109" table:formula="of:=[.F11]/[.E11]" office:value-type="float" office:value="0.000888064508433333" calcext:value-type="float">
            <text:p>8.88E-04</text:p>
          </table:table-cell>
          <table:table-cell table:number-columns-repeated="1017"/>
        </table:table-row>
        <table:table-row table:style-name="ro18">
          <table:covered-table-cell table:style-name="ce51"/>
          <table:table-cell table:style-name="ce101" office:value-type="float" office:value="2000" calcext:value-type="float">
            <text:p>20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" calcext:value-type="float">
            <text:p>8</text:p>
          </table:table-cell>
          <table:table-cell table:style-name="ce106" office:value-type="float" office:value="0.251831" calcext:value-type="float">
            <text:p>2.52E-01</text:p>
          </table:table-cell>
          <table:table-cell table:style-name="ce106" office:value-type="float" office:value="0.000207286" calcext:value-type="float">
            <text:p>2.07E-04</text:p>
          </table:table-cell>
          <table:table-cell table:style-name="ce110" table:formula="of:=[.F12]/[.E12]" office:value-type="float" office:value="0.000823115502062892" calcext:value-type="float">
            <text:p>8.23E-04</text:p>
          </table:table-cell>
          <table:table-cell table:number-columns-repeated="1017"/>
        </table:table-row>
        <table:table-row table:style-name="ro18">
          <table:table-cell table:style-name="ce51" office:value-type="string" calcext:value-type="string" table:number-columns-spanned="1" table:number-rows-spanned="3">
            <text:p>Q2 : phi</text:p>
          </table:table-cell>
          <table:table-cell table:style-name="ce99" office:value-type="float" office:value="2000" calcext:value-type="float">
            <text:p>2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8" calcext:value-type="float">
            <text:p>8</text:p>
          </table:table-cell>
          <table:table-cell table:style-name="ce104" office:value-type="float" office:value="0.059098" calcext:value-type="float">
            <text:p>5.91E-02</text:p>
          </table:table-cell>
          <table:table-cell table:style-name="ce104" office:value-type="float" office:value="0.0000416823" calcext:value-type="float">
            <text:p>4.17E-05</text:p>
          </table:table-cell>
          <table:table-cell table:style-name="ce108" table:formula="of:=[.F13]/[.E13]" office:value-type="float" office:value="0.000705308132254899" calcext:value-type="float">
            <text:p>7.05E-04</text:p>
          </table:table-cell>
          <table:table-cell table:style-name="ce46"/>
          <table:table-cell table:number-columns-repeated="1016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0.0590605" calcext:value-type="float">
            <text:p>5.91E-02</text:p>
          </table:table-cell>
          <table:table-cell table:style-name="ce107" office:value-type="float" office:value="0.0000488597" calcext:value-type="float">
            <text:p>4.89E-05</text:p>
          </table:table-cell>
          <table:table-cell table:style-name="ce109" table:formula="of:=[.F14]/[.E14]" office:value-type="float" office:value="0.000827282193682749" calcext:value-type="float">
            <text:p>8.27E-04</text:p>
          </table:table-cell>
          <table:table-cell table:style-name="ce46"/>
          <table:table-cell table:number-columns-repeated="1016"/>
        </table:table-row>
        <table:table-row table:style-name="ro18">
          <table:covered-table-cell table:style-name="ce51"/>
          <table:table-cell table:style-name="ce101" office:value-type="float" office:value="2000" calcext:value-type="float">
            <text:p>20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" calcext:value-type="float">
            <text:p>8</text:p>
          </table:table-cell>
          <table:table-cell table:style-name="ce106" office:value-type="float" office:value="0.0590542" calcext:value-type="float">
            <text:p>5.91E-02</text:p>
          </table:table-cell>
          <table:table-cell table:style-name="ce106" office:value-type="float" office:value="0.0000431069" calcext:value-type="float">
            <text:p>4.31E-05</text:p>
          </table:table-cell>
          <table:table-cell table:style-name="ce110" table:formula="of:=[.F15]/[.E15]" office:value-type="float" office:value="0.00072995485503148" calcext:value-type="float">
            <text:p>7.30E-04</text:p>
          </table:table-cell>
          <table:table-cell table:style-name="ce46"/>
          <table:table-cell table:number-columns-repeated="1016"/>
        </table:table-row>
        <table:table-row table:style-name="ro18">
          <table:table-cell table:style-name="ce51" office:value-type="string" calcext:value-type="string" table:number-columns-spanned="1" table:number-rows-spanned="3">
            <text:p>Q2 : t</text:p>
          </table:table-cell>
          <table:table-cell table:style-name="ce99" office:value-type="float" office:value="2000" calcext:value-type="float">
            <text:p>2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8" calcext:value-type="float">
            <text:p>8</text:p>
          </table:table-cell>
          <table:table-cell table:style-name="ce104" office:value-type="float" office:value="0.0398251" calcext:value-type="float">
            <text:p>3.98E-02</text:p>
          </table:table-cell>
          <table:table-cell table:style-name="ce104" office:value-type="float" office:value="0.0000552036" calcext:value-type="float">
            <text:p>5.52E-05</text:p>
          </table:table-cell>
          <table:table-cell table:style-name="ce108" table:formula="of:=[.F16]/[.E16]" office:value-type="float" office:value="0.00138615094500704" calcext:value-type="float">
            <text:p>1.39E-03</text:p>
          </table:table-cell>
          <table:table-cell table:style-name="ce46"/>
          <table:table-cell table:number-columns-repeated="1016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0.0398186" calcext:value-type="float">
            <text:p>3.98E-02</text:p>
          </table:table-cell>
          <table:table-cell table:style-name="ce107" office:value-type="float" office:value="0.0000550168" calcext:value-type="float">
            <text:p>5.50E-05</text:p>
          </table:table-cell>
          <table:table-cell table:style-name="ce109" table:formula="of:=[.F17]/[.E17]" office:value-type="float" office:value="0.00138168594576404" calcext:value-type="float">
            <text:p>1.38E-03</text:p>
          </table:table-cell>
          <table:table-cell table:style-name="ce46"/>
          <table:table-cell table:number-columns-repeated="1016"/>
        </table:table-row>
        <table:table-row table:style-name="ro18">
          <table:covered-table-cell table:style-name="ce51"/>
          <table:table-cell table:style-name="ce101" office:value-type="float" office:value="2000" calcext:value-type="float">
            <text:p>20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" calcext:value-type="float">
            <text:p>8</text:p>
          </table:table-cell>
          <table:table-cell table:style-name="ce106" office:value-type="float" office:value="0.0398437" calcext:value-type="float">
            <text:p>3.98E-02</text:p>
          </table:table-cell>
          <table:table-cell table:style-name="ce106" office:value-type="float" office:value="0.0000546878" calcext:value-type="float">
            <text:p>5.47E-05</text:p>
          </table:table-cell>
          <table:table-cell table:style-name="ce110" table:formula="of:=[.F18]/[.E18]" office:value-type="float" office:value="0.00137255827144567" calcext:value-type="float">
            <text:p>1.37E-03</text:p>
          </table:table-cell>
          <table:table-cell table:style-name="ce46"/>
          <table:table-cell table:number-columns-repeated="1016"/>
        </table:table-row>
        <table:table-row table:style-name="ro9">
          <table:table-cell table:style-name="ce51" office:value-type="string" calcext:value-type="string" table:number-columns-spanned="1" table:number-rows-spanned="3">
            <text:p>XB : phi</text:p>
          </table:table-cell>
          <table:table-cell table:style-name="ce51" office:value-type="string" calcext:value-type="string" table:number-columns-spanned="6" table:number-rows-spanned="3">
            <text:p>out of range Wrong kBest</text:p>
          </table:table-cell>
          <table:covered-table-cell table:number-columns-repeated="4" table:style-name="ce97"/>
          <table:covered-table-cell table:style-name="ce82"/>
          <table:table-cell table:number-columns-repeated="1017"/>
        </table:table-row>
        <table:table-row table:style-name="ro9">
          <table:covered-table-cell table:number-columns-repeated="6" table:style-name="ce97"/>
          <table:covered-table-cell table:style-name="ce82"/>
          <table:table-cell table:number-columns-repeated="1017"/>
        </table:table-row>
        <table:table-row table:style-name="ro9">
          <table:covered-table-cell table:number-columns-repeated="6" table:style-name="ce97"/>
          <table:covered-table-cell table:style-name="ce82"/>
          <table:table-cell table:number-columns-repeated="1017"/>
        </table:table-row>
        <table:table-row table:style-name="ro18" table:number-rows-repeated="2">
          <table:table-cell table:number-columns-repeated="6"/>
          <table:table-cell table:style-name="ce107"/>
          <table:table-cell table:number-columns-repeated="1017"/>
        </table:table-row>
        <table:table-row table:style-name="ro18">
          <table:table-cell table:style-name="ce98" office:value-type="string" calcext:value-type="string" table:number-columns-spanned="1" table:number-rows-spanned="3">
            <text:p>XB : t : phi</text:p>
          </table:table-cell>
          <table:table-cell table:style-name="ce99" office:value-type="float" office:value="2000" calcext:value-type="float">
            <text:p>2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8" calcext:value-type="float">
            <text:p>8</text:p>
          </table:table-cell>
          <table:table-cell table:style-name="ce104" office:value-type="float" office:value="5.61997" calcext:value-type="float">
            <text:p>5.62E+00</text:p>
          </table:table-cell>
          <table:table-cell table:style-name="ce104" office:value-type="float" office:value="0.78354" calcext:value-type="float">
            <text:p>7.84E-01</text:p>
          </table:table-cell>
          <table:table-cell table:style-name="ce108" table:formula="of:=[.F24]/[.E24]" office:value-type="float" office:value="0.139420673064091" calcext:value-type="float">
            <text:p>1.39E-01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1.02941" calcext:value-type="float">
            <text:p>1.03E+00</text:p>
          </table:table-cell>
          <table:table-cell table:style-name="ce105" office:value-type="float" office:value="0.0207009" calcext:value-type="float">
            <text:p>2.07E-02</text:p>
          </table:table-cell>
          <table:table-cell table:style-name="ce109" table:formula="of:=[.F25]/[.E25]" office:value-type="float" office:value="0.0201094801876803" calcext:value-type="float">
            <text:p>2.01E-02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8">
          <table:covered-table-cell table:style-name="ce51"/>
          <table:table-cell table:style-name="ce101" office:value-type="float" office:value="2000" calcext:value-type="float">
            <text:p>20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" calcext:value-type="float">
            <text:p>8</text:p>
          </table:table-cell>
          <table:table-cell table:style-name="ce106" office:value-type="float" office:value="5.20451" calcext:value-type="float">
            <text:p>5.20E+00</text:p>
          </table:table-cell>
          <table:table-cell table:style-name="ce106" office:value-type="float" office:value="0.412041" calcext:value-type="float">
            <text:p>4.12E-01</text:p>
          </table:table-cell>
          <table:table-cell table:style-name="ce110" table:formula="of:=[.F26]/[.E26]" office:value-type="float" office:value="0.0791699891056026" calcext:value-type="float">
            <text:p>7.92E-02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8">
          <table:table-cell table:style-name="ce51" office:value-type="string" calcext:value-type="string" table:number-columns-spanned="1" table:number-rows-spanned="3">
            <text:p>Q2 : XB : t</text:p>
          </table:table-cell>
          <table:table-cell table:style-name="ce99" office:value-type="float" office:value="2000" calcext:value-type="float">
            <text:p>2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8" calcext:value-type="float">
            <text:p>8</text:p>
          </table:table-cell>
          <table:table-cell table:style-name="ce104" office:value-type="float" office:value="0.18449" calcext:value-type="float">
            <text:p>1.84E-01</text:p>
          </table:table-cell>
          <table:table-cell table:style-name="ce104" office:value-type="float" office:value="0.00650678" calcext:value-type="float">
            <text:p>6.51E-03</text:p>
          </table:table-cell>
          <table:table-cell table:style-name="ce108" table:formula="of:=[.F27]/[.E27]" office:value-type="float" office:value="0.0352690118705621" calcext:value-type="float">
            <text:p>3.53E-02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0.157777" calcext:value-type="float">
            <text:p>1.58E-01</text:p>
          </table:table-cell>
          <table:table-cell table:style-name="ce105" office:value-type="float" office:value="0.00344208" calcext:value-type="float">
            <text:p>3.44E-03</text:p>
          </table:table-cell>
          <table:table-cell table:style-name="ce109" table:formula="of:=[.F28]/[.E28]" office:value-type="float" office:value="0.0218161075441921" calcext:value-type="float">
            <text:p>2.18E-02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8">
          <table:covered-table-cell table:style-name="ce51"/>
          <table:table-cell table:style-name="ce101" office:value-type="float" office:value="2000" calcext:value-type="float">
            <text:p>20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" calcext:value-type="float">
            <text:p>8</text:p>
          </table:table-cell>
          <table:table-cell table:style-name="ce106" office:value-type="float" office:value="0.170263" calcext:value-type="float">
            <text:p>1.70E-01</text:p>
          </table:table-cell>
          <table:table-cell table:style-name="ce106" office:value-type="float" office:value="0.00685152" calcext:value-type="float">
            <text:p>6.85E-03</text:p>
          </table:table-cell>
          <table:table-cell table:style-name="ce110" table:formula="of:=[.F29]/[.E29]" office:value-type="float" office:value="0.0402408039327394" calcext:value-type="float">
            <text:p>4.02E-02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8">
          <table:table-cell table:style-name="ce51" office:value-type="string" calcext:value-type="string" table:number-columns-spanned="1" table:number-rows-spanned="3">
            <text:p>Q2 : XB : phi</text:p>
          </table:table-cell>
          <table:table-cell table:style-name="ce99" office:value-type="float" office:value="2000" calcext:value-type="float">
            <text:p>2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8" calcext:value-type="float">
            <text:p>8</text:p>
          </table:table-cell>
          <table:table-cell table:style-name="ce104" office:value-type="float" office:value="1.37561" calcext:value-type="float">
            <text:p>1.38E+00</text:p>
          </table:table-cell>
          <table:table-cell table:style-name="ce104" office:value-type="float" office:value="0.612138" calcext:value-type="float">
            <text:p>6.12E-01</text:p>
          </table:table-cell>
          <table:table-cell table:style-name="ce108" table:formula="of:=[.F30]/[.E30]" office:value-type="float" office:value="0.444993857270593" calcext:value-type="float">
            <text:p>4.45E-01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1.44292" calcext:value-type="float">
            <text:p>1.44E+00</text:p>
          </table:table-cell>
          <table:table-cell table:style-name="ce105" office:value-type="float" office:value="0.492868" calcext:value-type="float">
            <text:p>4.93E-01</text:p>
          </table:table-cell>
          <table:table-cell table:style-name="ce109" table:formula="of:=[.F31]/[.E31]" office:value-type="float" office:value="0.341576802594738" calcext:value-type="float">
            <text:p>3.42E-01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8">
          <table:covered-table-cell table:style-name="ce51"/>
          <table:table-cell table:style-name="ce101" office:value-type="float" office:value="2000" calcext:value-type="float">
            <text:p>20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" calcext:value-type="float">
            <text:p>8</text:p>
          </table:table-cell>
          <table:table-cell table:style-name="ce106" office:value-type="float" office:value="0.717777" calcext:value-type="float">
            <text:p>7.18E-01</text:p>
          </table:table-cell>
          <table:table-cell table:style-name="ce106" office:value-type="float" office:value="0.0712577" calcext:value-type="float">
            <text:p>7.13E-02</text:p>
          </table:table-cell>
          <table:table-cell table:style-name="ce110" table:formula="of:=[.F32]/[.E32]" office:value-type="float" office:value="0.0992755410106481" calcext:value-type="float">
            <text:p>9.93E-02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8">
          <table:table-cell table:style-name="ce51" office:value-type="string" calcext:value-type="string" table:number-columns-spanned="1" table:number-rows-spanned="3">
            <text:p>Q2 : t : phi</text:p>
          </table:table-cell>
          <table:table-cell table:style-name="ce99" office:value-type="float" office:value="2000" calcext:value-type="float">
            <text:p>20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8" calcext:value-type="float">
            <text:p>8</text:p>
          </table:table-cell>
          <table:table-cell table:style-name="ce104" office:value-type="float" office:value="0.0401027" calcext:value-type="float">
            <text:p>4.01E-02</text:p>
          </table:table-cell>
          <table:table-cell table:style-name="ce104" office:value-type="float" office:value="0.0000863187" calcext:value-type="float">
            <text:p>8.63E-05</text:p>
          </table:table-cell>
          <table:table-cell table:style-name="ce108" table:formula="of:=[.F33]/[.E33]" office:value-type="float" office:value="0.00215244110745661" calcext:value-type="float">
            <text:p>2.15E-03</text:p>
          </table:table-cell>
          <table:table-cell table:style-name="ce46"/>
          <table:table-cell table:number-columns-repeated="1016"/>
        </table:table-row>
        <table:table-row table:style-name="ro18">
          <table:covered-table-cell table:style-name="ce51"/>
          <table:table-cell table:style-name="ce100" office:value-type="float" office:value="2000" calcext:value-type="float">
            <text:p>2000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8" calcext:value-type="float">
            <text:p>8</text:p>
          </table:table-cell>
          <table:table-cell table:style-name="ce105" office:value-type="float" office:value="0.0401827" calcext:value-type="float">
            <text:p>4.02E-02</text:p>
          </table:table-cell>
          <table:table-cell table:style-name="ce105" office:value-type="float" office:value="0.0000857068" calcext:value-type="float">
            <text:p>8.57E-05</text:p>
          </table:table-cell>
          <table:table-cell table:style-name="ce109" table:formula="of:=[.F34]/[.E34]" office:value-type="float" office:value="0.00213292785203583" calcext:value-type="float">
            <text:p>2.13E-03</text:p>
          </table:table-cell>
          <table:table-cell table:style-name="ce46"/>
          <table:table-cell table:number-columns-repeated="1016"/>
        </table:table-row>
        <table:table-row table:style-name="ro18">
          <table:covered-table-cell table:style-name="ce51"/>
          <table:table-cell table:style-name="ce101" office:value-type="float" office:value="2000" calcext:value-type="float">
            <text:p>20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" calcext:value-type="float">
            <text:p>8</text:p>
          </table:table-cell>
          <table:table-cell table:style-name="ce106" office:value-type="float" office:value="0.040154" calcext:value-type="float">
            <text:p>4.02E-02</text:p>
          </table:table-cell>
          <table:table-cell table:style-name="ce106" office:value-type="float" office:value="0.0000869274" calcext:value-type="float">
            <text:p>8.69E-05</text:p>
          </table:table-cell>
          <table:table-cell table:style-name="ce110" table:formula="of:=[.F35]/[.E35]" office:value-type="float" office:value="0.00216485032624396" calcext:value-type="float">
            <text:p>2.16E-03</text:p>
          </table:table-cell>
          <table:table-cell table:style-name="ce46"/>
          <table:table-cell table:number-columns-repeated="1016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6" loext:min-decimal-places="6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00/00/00</text:date>, <text:time style:data-style-name="N2" text:time-value="22:35:58.950703499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1:31:45.153239088</meta:creation-date>
    <dc:date>2021-01-13T23:28:31.430910498</dc:date>
    <meta:editing-duration>PT5H9M26S</meta:editing-duration>
    <meta:editing-cycles>72</meta:editing-cycles>
    <meta:generator>LibreOffice/6.0.7.3$Linux_X86_64 LibreOffice_project/00m0$Build-3</meta:generator>
    <meta:document-statistic meta:table-count="6" meta:cell-count="1552" meta:object-count="0"/>
  </office:meta>
</office:document-meta>
</file>